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style>
    <style:style style:name="P3" style:family="paragraph" style:parent-style-name="Text_20_body">
      <loext:graphic-properties draw:fill="none" draw:fill-color="#ffffff"/>
      <style:paragraph-properties fo:margin-left="0in" fo:margin-right="0in" fo:text-align="justify" style:justify-single-word="false" fo:text-indent="0.1965in" style:auto-text-indent="false"/>
      <style:text-properties officeooo:paragraph-rsid="001e224a"/>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officeooo:paragraph-rsid="0023acae"/>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officeooo:rsid="001c3dc7" officeooo:paragraph-rsid="001c3dc7"/>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officeooo:rsid="001c3dc7" officeooo:paragraph-rsid="001d5439"/>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1" style:family="paragraph" style:parent-style-name="Text_20_body">
      <style:paragraph-properties fo:margin-left="0in" fo:margin-right="0in" fo:text-align="justify" style:justify-single-word="false" fo:text-indent="0.1965in" style:auto-text-indent="false"/>
      <style:text-properties fo:color="#6666ff"/>
    </style:style>
    <style:style style:name="P2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00ccff"/>
    </style:style>
    <style:style style:name="P24" style:family="paragraph" style:parent-style-name="Text_20_body">
      <style:paragraph-properties fo:margin-left="0in" fo:margin-right="0in" fo:text-align="justify" style:justify-single-word="false" fo:text-indent="0.1965in" style:auto-text-indent="false"/>
      <style:text-properties fo:color="#800000"/>
    </style:style>
    <style:style style:name="P25"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ffff"/>
    </style:style>
    <style:style style:name="P2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3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3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3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3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3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style:style>
    <style:style style:name="P4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4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4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4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4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style>
    <style:style style:name="P4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6" style:family="paragraph" style:parent-style-name="Text_20_body">
      <style:text-properties fo:language="ru" fo:country="RU"/>
    </style:style>
    <style:style style:name="P47" style:family="paragraph" style:parent-style-name="Text_20_body">
      <style:paragraph-properties fo:text-align="justify" style:justify-single-word="false"/>
      <style:text-properties fo:language="ru" fo:country="RU"/>
    </style:style>
    <style:style style:name="P48" style:family="paragraph" style:parent-style-name="Text_20_body">
      <style:paragraph-properties fo:text-align="justify" style:justify-single-word="false"/>
    </style:style>
    <style:style style:name="P49" style:family="paragraph" style:parent-style-name="Text_20_body">
      <style:paragraph-properties fo:margin-top="0in" fo:margin-bottom="0.0835in" loext:contextual-spacing="false" fo:text-align="justify" style:justify-single-word="false"/>
      <style:text-properties fo:language="ru" fo:country="RU"/>
    </style:style>
    <style:style style:name="P50" style:family="paragraph" style:parent-style-name="Text_20_body">
      <style:paragraph-properties fo:margin-top="0in" fo:margin-bottom="0.0835in" loext:contextual-spacing="false" fo:text-align="justify" style:justify-single-word="false"/>
      <style:text-properties fo:language="en" fo:country="US"/>
    </style:style>
    <style:style style:name="P51" style:family="paragraph" style:parent-style-name="Text_20_body">
      <style:paragraph-properties fo:margin-top="0in" fo:margin-bottom="0.0835in" loext:contextual-spacing="false" fo:text-align="justify" style:justify-single-word="false"/>
      <style:text-properties style:use-window-font-color="true" fo:language="ru" fo:country="RU"/>
    </style:style>
    <style:style style:name="P52" style:family="paragraph" style:parent-style-name="Text_20_body">
      <style:paragraph-properties fo:margin-top="0in" fo:margin-bottom="0.0835in" loext:contextual-spacing="false" fo:text-align="justify" style:justify-single-word="false"/>
      <style:text-properties style:use-window-font-color="true" fo:language="ru" fo:country="RU" fo:background-color="transparent"/>
    </style:style>
    <style:style style:name="P53" style:family="paragraph" style:parent-style-name="Text_20_body">
      <style:paragraph-properties fo:margin-top="0in" fo:margin-bottom="0.0835in" loext:contextual-spacing="false" fo:text-align="justify" style:justify-single-word="false"/>
      <style:text-properties fo:color="#ff3333" fo:language="ru" fo:country="RU"/>
    </style:style>
    <style:style style:name="P54" style:family="paragraph" style:parent-style-name="Text_20_body">
      <style:paragraph-properties fo:margin-top="0in" fo:margin-bottom="0.0835in" loext:contextual-spacing="false" fo:text-align="justify" style:justify-single-word="false"/>
      <style:text-properties fo:color="#ff3333" fo:language="ru" fo:country="RU" fo:background-color="transparent"/>
    </style:style>
    <style:style style:name="P5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fo:language="ru" fo:country="RU"/>
    </style:style>
    <style:style style:name="P56" style:family="paragraph" style:parent-style-name="First_20_line_20_indent">
      <style:text-properties fo:language="ru" fo:country="RU"/>
    </style:style>
    <style:style style:name="P57" style:family="paragraph" style:parent-style-name="First_20_line_20_indent">
      <style:text-properties fo:font-size="15pt" fo:language="ru" fo:country="RU" style:font-size-asian="15pt" style:font-size-complex="15pt"/>
    </style:style>
    <style:style style:name="P58" style:family="paragraph" style:parent-style-name="First_20_line_20_indent">
      <style:paragraph-properties fo:margin-left="0in" fo:margin-right="0in" fo:text-indent="0in" style:auto-text-indent="false"/>
      <style:text-properties fo:language="ru" fo:country="RU"/>
    </style:style>
    <style:style style:name="P59" style:family="paragraph" style:parent-style-name="Text_20_body">
      <style:paragraph-properties fo:margin-left="0in" fo:margin-right="0in" fo:margin-top="0in" fo:margin-bottom="0.0835in" loext:contextual-spacing="false" fo:text-align="justify" style:justify-single-word="false" fo:text-indent="0in" style:auto-text-indent="false"/>
    </style:style>
    <style:style style:name="P60"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ru" fo:country="RU"/>
    </style:style>
    <style:style style:name="P61"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ru" fo:country="RU"/>
    </style:style>
    <style:style style:name="P62"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en" fo:country="US"/>
    </style:style>
    <style:style style:name="P63"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style:style>
    <style:style style:name="P64"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en" fo:country="US"/>
    </style:style>
    <style:style style:name="P65"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en" fo:country="US"/>
    </style:style>
    <style:style style:name="P66" style:family="paragraph" style:parent-style-name="Text_20_body">
      <style:paragraph-properties fo:margin-left="0in" fo:margin-right="0in" fo:text-align="justify" style:justify-single-word="false" fo:text-indent="0in" style:auto-text-indent="false"/>
    </style:style>
    <style:style style:name="P67" style:family="paragraph" style:parent-style-name="Text_20_body">
      <style:paragraph-properties fo:margin-left="0in" fo:margin-right="0in" fo:text-align="justify" style:justify-single-word="false" fo:text-indent="0in" style:auto-text-indent="false"/>
      <style:text-properties fo:color="#800000"/>
    </style:style>
    <style:style style:name="P68" style:family="paragraph" style:parent-style-name="Text_20_body">
      <style:paragraph-properties fo:margin-left="0in" fo:margin-right="0in" fo:text-align="center" style:justify-single-word="false" fo:text-indent="0in" style:auto-text-indent="false"/>
    </style:style>
    <style:style style:name="P69" style:family="paragraph" style:parent-style-name="Footnote">
      <style:text-properties fo:language="en" fo:country="US"/>
    </style:style>
    <style:style style:name="P70" style:family="paragraph" style:parent-style-name="Footnote">
      <style:text-properties fo:language="ru" fo:country="RU"/>
    </style:style>
    <style:style style:name="P71" style:family="paragraph" style:parent-style-name="Text_20_body" style:list-style-name="L1">
      <style:paragraph-properties fo:text-align="justify" style:justify-single-word="false"/>
    </style:style>
    <style:style style:name="P72" style:family="paragraph" style:parent-style-name="Text_20_body" style:list-style-name="L1">
      <style:paragraph-properties fo:text-align="justify" style:justify-single-word="false"/>
      <style:text-properties fo:language="ru" fo:country="RU"/>
    </style:style>
    <style:style style:name="P73" style:family="paragraph" style:parent-style-name="Text_20_body" style:list-style-name="L2">
      <style:paragraph-properties fo:text-align="justify" style:justify-single-word="false"/>
      <style:text-properties fo:language="ru" fo:country="RU"/>
    </style:style>
    <style:style style:name="P74" style:family="paragraph" style:parent-style-name="Text_20_body" style:list-style-name="L3">
      <style:text-properties fo:language="ru" fo:country="RU"/>
    </style:style>
    <style:style style:name="P75" style:family="paragraph" style:parent-style-name="Text_20_body">
      <style:paragraph-properties fo:margin-left="0in" fo:margin-right="0in" fo:text-align="justify" style:justify-single-word="false" fo:text-indent="0.1965in" style:auto-text-indent="false"/>
      <style:text-properties fo:language="en" fo:country="US" officeooo:rsid="001c3dc7" officeooo:paragraph-rsid="001c3dc7"/>
    </style:style>
    <style:style style:name="P7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77" style:family="paragraph" style:parent-style-name="Text_20_body">
      <loext:graphic-properties draw:fill="none" draw:fill-color="#ffffff"/>
      <style:paragraph-properties fo:margin-left="0in" fo:margin-right="0in" fo:text-align="justify" style:justify-single-word="false" fo:text-indent="0.1965in" style:auto-text-indent="false"/>
    </style:style>
    <style:style style:name="P78" style:family="paragraph" style:parent-style-name="Text_20_body">
      <loext:graphic-properties draw:fill="none" draw:fill-color="#ffffff"/>
      <style:paragraph-properties fo:margin-left="0in" fo:margin-right="0in" fo:text-align="justify" style:justify-single-word="false" fo:text-indent="0.1965in" style:auto-text-indent="false"/>
      <style:text-properties officeooo:rsid="00247360" officeooo:paragraph-rsid="00247360"/>
    </style:style>
    <style:style style:name="P79" style:family="paragraph" style:parent-style-name="Text_20_body">
      <loext:graphic-properties draw:fill="none" draw:fill-color="#ffffff"/>
      <style:paragraph-properties fo:margin-left="0in" fo:margin-right="0in" fo:text-align="justify" style:justify-single-word="false" fo:text-indent="0.1965in" style:auto-text-indent="false"/>
      <style:text-properties officeooo:rsid="0026da26" officeooo:paragraph-rsid="0026da26"/>
    </style:style>
    <style:style style:name="P80" style:family="paragraph" style:parent-style-name="Text_20_body">
      <style:paragraph-properties fo:margin-left="0in" fo:margin-right="0in" fo:text-align="justify" style:justify-single-word="false" fo:text-indent="0.1965in" style:auto-text-indent="false"/>
      <style:text-properties fo:language="ru" fo:country="RU" officeooo:rsid="001d5439" officeooo:paragraph-rsid="001d5439"/>
    </style:style>
    <style:style style:name="P81" style:family="paragraph" style:parent-style-name="Text_20_body" style:list-style-name="L5">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82" style:family="paragraph" style:parent-style-name="Text_20_body" style:list-style-name="L6">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83" style:family="paragraph" style:parent-style-name="Text_20_body" style:list-style-name="L8">
      <style:paragraph-properties fo:margin-top="0in" fo:margin-bottom="0.0835in" loext:contextual-spacing="false" fo:text-align="justify" style:justify-single-word="false"/>
      <style:text-properties fo:language="en" fo:country="US"/>
    </style:style>
    <style:style style:name="P84" style:family="paragraph" style:parent-style-name="Text_20_body" style:list-style-name="L8">
      <style:paragraph-properties fo:margin-top="0in" fo:margin-bottom="0.0835in" loext:contextual-spacing="false" fo:text-align="justify" style:justify-single-word="false"/>
      <style:text-properties fo:color="#ff3333" fo:language="ru" fo:country="RU"/>
    </style:style>
    <style:style style:name="P85" style:family="paragraph" style:parent-style-name="Heading_20_2">
      <style:text-properties fo:language="ru" fo:country="RU"/>
    </style:style>
    <style:style style:name="P86" style:family="paragraph" style:parent-style-name="Heading_20_1">
      <style:paragraph-properties fo:margin-left="0in" fo:margin-right="0in" fo:text-align="center" style:justify-single-word="false" fo:text-indent="0.1965in" style:auto-text-indent="false"/>
    </style:style>
    <style:style style:name="P87" style:family="paragraph" style:parent-style-name="First_20_line_20_indent" style:list-style-name="L7">
      <style:paragraph-properties fo:margin-left="0in" fo:margin-right="0in" fo:text-indent="0in" style:auto-text-indent="fals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1c3dc7"/>
    </style:style>
    <style:style style:name="T4" style:family="text">
      <style:text-properties fo:language="ru" fo:country="RU" officeooo:rsid="0027cb3a"/>
    </style:style>
    <style:style style:name="T5" style:family="text">
      <style:text-properties fo:language="en" fo:country="US"/>
    </style:style>
    <style:style style:name="T6" style:family="text">
      <style:text-properties fo:language="en" fo:country="US" officeooo:rsid="001d5439"/>
    </style:style>
    <style:style style:name="T7" style:family="text">
      <style:text-properties fo:language="en" fo:country="US" officeooo:rsid="001e224a"/>
    </style:style>
    <style:style style:name="T8" style:family="text">
      <style:text-properties fo:language="en" fo:country="US" officeooo:rsid="001f4faa"/>
    </style:style>
    <style:style style:name="T9" style:family="text">
      <style:text-properties fo:language="en" fo:country="US" officeooo:rsid="002112fb"/>
    </style:style>
    <style:style style:name="T10" style:family="text">
      <style:text-properties fo:language="en" fo:country="US" officeooo:rsid="002b89db"/>
    </style:style>
    <style:style style:name="T11" style:family="text">
      <style:text-properties fo:language="en" fo:country="US" officeooo:rsid="002e5993"/>
    </style:style>
    <style:style style:name="T12" style:family="text">
      <style:text-properties fo:color="#ff3333"/>
    </style:style>
    <style:style style:name="T13" style:family="text">
      <style:text-properties fo:color="#ff3333" fo:language="ru" fo:country="RU"/>
    </style:style>
    <style:style style:name="T14" style:family="text">
      <style:text-properties fo:font-style="italic" style:font-style-asian="italic" style:font-style-complex="italic"/>
    </style:style>
    <style:style style:name="T15" style:family="text">
      <style:text-properties fo:color="#6666ff" fo:language="ru" fo:country="RU"/>
    </style:style>
    <style:style style:name="T16" style:family="text">
      <style:text-properties fo:color="#800000"/>
    </style:style>
    <style:style style:name="T17" style:family="text">
      <style:text-properties fo:color="#800000" fo:language="ru" fo:country="RU"/>
    </style:style>
    <style:style style:name="T18" style:family="text">
      <style:text-properties fo:color="#800000" fo:language="en" fo:country="US"/>
    </style:style>
    <style:style style:name="T19" style:family="text">
      <style:text-properties fo:color="#800000" fo:language="en" fo:country="US" officeooo:rsid="002e5993"/>
    </style:style>
    <style:style style:name="T20" style:family="text">
      <style:text-properties fo:color="#ff6600" fo:language="ru" fo:country="RU"/>
    </style:style>
    <style:style style:name="T21" style:family="text">
      <style:text-properties fo:font-weight="bold" style:font-weight-asian="bold" style:font-weight-complex="bold"/>
    </style:style>
    <style:style style:name="T22" style:family="text">
      <style:text-properties style:use-window-font-color="true"/>
    </style:style>
    <style:style style:name="T23" style:family="text">
      <style:text-properties style:use-window-font-color="true" fo:language="ru" fo:country="RU"/>
    </style:style>
    <style:style style:name="T24" style:family="text">
      <style:text-properties fo:background-color="transparent" loext:char-shading-value="0"/>
    </style:style>
    <style:style style:name="T25" style:family="text">
      <style:text-properties style:text-position="super 58%"/>
    </style:style>
    <style:style style:name="T26" style:family="text">
      <style:text-properties fo:color="#c5000b"/>
    </style:style>
    <style:style style:name="T27" style:family="text">
      <style:text-properties fo:language="fr" fo:country="FR"/>
    </style:style>
    <style:style style:name="T28" style:family="text">
      <style:text-properties officeooo:rsid="001e224a"/>
    </style:style>
    <style:style style:name="T29" style:family="text">
      <style:text-properties officeooo:rsid="001f4faa"/>
    </style:style>
    <style:style style:name="T30" style:family="text">
      <style:text-properties officeooo:rsid="0021e142"/>
    </style:style>
    <style:style style:name="T31" style:family="text">
      <style:text-properties officeooo:rsid="0024e92f"/>
    </style:style>
    <style:style style:name="T32" style:family="text">
      <style:text-properties officeooo:rsid="00298d1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462064177440252796" text:style-name="L1">
        <text:list-item>
          <text:p text:style-name="P71">добавить детектив <text:span text:style-name="T1">(реализовано)</text:span>+ магические уроки/трактаты Старсвирла</text:p>
        </text:list-item>
        <text:list-item>
          <text:p text:style-name="P72">Терра несколько раз пытается убить Макса (один раз — в аквапарке). Несколько раз Макса спасает Селестия (даёт приказы Нексусу)</text:p>
        </text:list-item>
        <text:list-item>
          <text:p text:style-name="P72">Книги:</text:p>
        </text:list-item>
      </text:list>
      <text:list xml:id="list2870729718565093635" text:style-name="L2">
        <text:list-item>
          <text:p text:style-name="P73">«Великие грифоны прошлого» - из канона (5<text:span text:style-name="T5">s8e)</text:span></text:p>
        </text:list-item>
        <text:list-item>
          <text:p text:style-name="P73">«Высшие заклинания в повседневном использовании: от песчинки до дворца»</text:p>
        </text:list-item>
        <text:list-item>
          <text:p text:style-name="P73">«Малоизвестные аспекты магии трансформаций»</text:p>
        </text:list-item>
        <text:list-item>
          <text:p text:style-name="P7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3">Дасти Вейфарер «Зебрианская культура, быт и фольклор»</text:p>
        </text:list-item>
        <text:list-item>
          <text:p text:style-name="P73">«Краткая история Эквестрии»</text:p>
        </text:list-item>
        <text:list-item>
          <text:p text:style-name="P73">«Шедевры архитектуры Эквестрии» с разделом о Кантерлотском Королевском Дворце</text:p>
        </text:list-item>
        <text:list-item>
          <text:p text:style-name="P73">«Великие дела и великие чары». Страница 893: …</text:p>
        </text:list-item>
        <text:list-item>
          <text:p text:style-name="P73">Трактат Свирла Бородатого “Основы магического искусства” <text:span text:style-name="T5">(</text:span>моё)</text:p>
        </text:list-item>
      </text:list>
      <text:p text:style-name="P5"/>
      <text:h text:style-name="Heading_20_2" text:outline-level="2"><text:soft-page-break/>Факты об Эквестрии <text:span text:style-name="T1">(согласовать с вики)</text:span></text:h>
      <text:list xml:id="list8745610269315737669" text:style-name="L3">
        <text:list-item>
          <text:p text:style-name="P7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4">Селестия — переменчивая пони. В одно время не строгая, а в другое может быть такой, что страшно становится</text:p>
        </text:list-item>
        <text:list-item>
          <text:p text:style-name="P7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4">Около 820-ти лет назад будущий маг Лайтнинг Стар поступил на обучение к наставнику Тииспоту</text:p>
        </text:list-item>
        <text:list-item>
          <text:p text:style-name="P7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4">У Селестии грива и хвост развеваются и переливаются от магического шампуня</text:p>
        </text:list-item>
        <text:list-item>
          <text:p text:style-name="P74">Тело Селестии очень крепкое — может выдержать несколько тонн земли</text:p>
        </text:list-item>
        <text:list-item>
          <text:p text:style-name="P74">Дискорд намного старше принцесс, его магия сильнее ихней на голову</text:p>
        </text:list-item>
        <text:list-item>
          <text:p text:style-name="P74">Луна младше Селестии на 3 года. Сёстрам около 5000 лет</text:p>
        </text:list-item>
        <text:list-item>
          <text:p text:style-name="P74">Принцессы начали войну с Дискордом в возрасте, когда им было около 700 лет — и продолжалась война почти сто лет</text:p>
        </text:list-item>
        <text:list-item>
          <text:p text:style-name="P74">Самый главный враг сестёр и Дискорда — скука</text:p>
        </text:list-item>
        <text:list-item>
          <text:p text:style-name="P74">В Эквестрии на одного жеребца приходится четыре - пять кобыл</text:p>
        </text:list-item>
        <text:list-item>
          <text:p text:style-name="P7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4">Селестия в первые полторы тысячи лет путешествовала — и заварила несколько войн (две — с Эквестрией, в одной была против Луны)</text:p>
        </text:list-item>
        <text:list-item>
          <text:p text:style-name="P74">Настоящий цвет гривы Селестии — клубнично-розовая. Радужный цвет гривы и хвоста поддерживается магией</text:p>
        </text:list-item>
        <text:list-item>
          <text:p text:style-name="P74">Кроме Дискорда, старше сестёр ещё старейшина драконов</text:p>
        </text:list-item>
        <text:list-item>
          <text:p text:style-name="P74">Кэйденс не прожила и 60-ти лет и является низкорожденной</text:p>
        </text:list-item>
        <text:list-item>
          <text:p text:style-name="P7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4">Народ тихо фигел от нововведений и с ещё большим ожесточением продолжал делать по-своему</text:p>
        </text:list-item>
        <text:list-item>
          <text:p text:style-name="P74"><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4">Когда пони женятся, они обмениваются ножными браслетами</text:p>
        </text:list-item>
        <text:list-item>
          <text:p text:style-name="P74">Светилами, кроме сестёр, могут управлять единороги (группы), Дискорд, Твайлайт и Старсвирл</text:p>
        </text:list-item>
        <text:list-item>
          <text:p text:style-name="P74">Королева Кризалис — правительница Зелёной Долины</text:p>
        </text:list-item>
        <text:list-item>
          <text:p text:style-name="P74">Мать Луны и Селестии — аликорн Лорен. Мать Дискорда — Алиса (пони-человек)</text:p>
        </text:list-item>
        <text:list-item>
          <text:p text:style-name="P7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8">Искусственный интеллект. Создан Владом и Максом. Разработан для управления корпорациями.</text:p>
      <text:h text:style-name="Heading_20_3" text:outline-level="3">Селестия</text:h>
      <text:p text:style-name="P4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6">Единорог. Холост, молод, мечтателен. Живёт в Кантерлоте. В свободное время рисует облака.</text:p>
      <text:h text:style-name="Heading_20_3" text:outline-level="3">Алекс</text:h>
      <text:p text:style-name="P66">Менеджер проектов, над одним из которых (Нексус) работает Макс.</text:p>
      <text:h text:style-name="Heading_20_3" text:outline-level="3"><text:soft-page-break/>Ростик</text:h>
      <text:p text:style-name="P66">Лидер команды тестировщиков</text:p>
      <text:h text:style-name="Heading_20_3" text:outline-level="3">Стас</text:h>
      <text:p text:style-name="P66">Программист-новичок в команде Макса.</text:p>
      <text:h text:style-name="Heading_20_3" text:outline-level="3">Рома</text:h>
      <text:p text:style-name="P66">Программист в команде UI-программистов</text:p>
      <text:h text:style-name="Heading_20_3" text:outline-level="3">Анджела</text:h>
      <text:p text:style-name="P66">Сисадмин. Флиртует с Максом.</text:p>
      <text:p text:style-name="P66"/>
      <text:h text:style-name="Heading_20_2" text:outline-level="2">Положения</text:h>
      <text:p text:style-name="P6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1">В <text:span text:style-name="T1">конце</text:span> каждой главы <text:span text:style-name="T1">(чтобы не спойлерить)</text:span> - рисунок мозаики, отображающий суть главы.</text:p>
      <text:p text:style-name="P21"/>
      <text:h text:style-name="Heading_20_2" text:outline-level="2">Терра</text:h>
      <text:p text:style-name="P20">музыка - кондовая электронная, холодная и отчаянная (<text:span text:style-name="T32">Electronics</text:span> “<text:span text:style-name="T32">Disappointed</text:span>”, <text:span text:style-name="T1">или же тема из «Бегущего по лезвию бритвы». </text:span><text:span text:style-name="T4">Или же Агата Кристи «Щекотно»</text:span>)</text:p>
      <text:p text:style-name="P20"/>
      <text:p text:style-name="P4">***</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text:soft-page-break/>Я прислонился к стойке с шампански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6">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5"><text:note text:id="ftn1" text:note-class="footnote"><text:note-citation>1</text:note-citation><text:note-body><text:p text:style-name="P6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4">***</text:p>
      <text:p text:style-name="P3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0">В уголке <text:span text:style-name="T5">RnD-</text:span><text:span text:style-name="T1">зоны</text:span><text:span text:style-name="T1"><text:note text:id="ftn3" text:note-class="footnote"><text:note-citation>3</text:note-citation><text:note-body><text:p text:style-name="P6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0">Я повесил куртку на спинку кресла и включил комп.</text:p>
      <text:p text:style-name="P3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30">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8"/>
      <text:p text:style-name="P30">Так, что тут у нас? По логам видно, что <text:s/>три последних запроса вызвали сбои в работе кластера и заставили перегрузиться один из хостов.</text:p>
      <text:p text:style-name="P30">Введём-ка парочку <text:span text:style-name="T1">простейших</text:span> вопросов <text:span text:style-name="T1">для разминки</text:span>.</text:p>
      <text:p text:style-name="P30"/>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pan text:style-name="T5">&gt;\</text:span>Какой сейчас год?</text:p>
      <text:p text:style-name="P32"><text:span text:style-name="T5">&gt;\</text:span>202<text:span text:style-name="T1">6</text:span>-й.</text:p>
      <text:p text:style-name="P19"/>
      <text:p text:style-name="P30">Так, на закрытые словарные вопросы ответы есть <text:span text:style-name="T1">—</text:span> значит, речевой транслятор и база знаний в порядке.</text:p>
      <text:p text:style-name="P30">Проверим бизнес-логику на тестовой задачке.</text:p>
      <text:p text:style-name="P29"/>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5">&lt;\</text:span><text:span text:style-name="T1">Выполняю задачу</text:span>...</text:p>
      <text:p text:style-name="P33"><text:soft-page-break/><text:span text:style-name="T5">&lt;\</text:span>...</text:p>
      <text:p text:style-name="P33"><text:span text:style-name="T5">&lt;\</text:span>Решение:</text:p>
      <text:p text:style-name="P33"><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1">Подробный план действий по дням приведен в файле «Война корпораций_A_06.09.2026_23<text:span text:style-name="T5">:47.bmf»</text:span></text:p>
      <text:p text:style-name="P18"/>
      <text:p text:style-name="P27">&lt;<text:span text:style-name="T1">как-то говённо. Улучшить</text:span>&gt;</text:p>
      <text:p text:style-name="P30">Хм, не понял? Ч<text:span text:style-name="T1">ё</text:span> за хрень?</text:p>
      <text:p text:style-name="P30"/>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9"/>
      <text:p text:style-name="P30">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0"><text:span text:style-name="T1">Ч</text:span>то у нас с аналитикой?</text:p>
      <text:p text:style-name="P16"/>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9"/>
      <text:p text:style-name="P30">Вместо ответа Нексус выплюнул в консоль длинную строку букв и служебных символов, среди которых бросилась в глаза строка “<text:span text:style-name="T21">incompartible interface Analytics v.0.93 beta</text:span>”</text:p>
      <text:p text:style-name="P30">Ага, уже теплее.</text:p>
      <text:p text:style-name="P30"/>
      <text:p text:style-name="P32"><text:span text:style-name="T5">&gt;</text:span>\Нексус, выдай <text:span text:style-name="T1">краткую </text:span>диагностику модулей <text:span text:style-name="T1">аналитики</text:span></text:p>
      <text:p text:style-name="P30"><text:soft-page-break/></text:p>
      <text:p text:style-name="P30">Йо! </text:p>
      <text:p text:style-name="P30">Видеокамеры молча наблюдают за поднятым вверх <text:span text:style-name="T1">большим пальцем</text:span>.</text:p>
      <text:p text:style-name="P30">Всё понятно. Версия аналитического модуля устарела и стала несовместимой с последним релизом кибермозга. </text:p>
      <text:p text:style-name="P30">Набираю номер прожект-мэнеджера.</text:p>
      <text:p text:style-name="P30"><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0"><text:span text:style-name="T5">– </text:span>Окей. Спасибо, Макс. <text:span text:style-name="T1">Выручил.</text:span></text:p>
      <text:p text:style-name="P3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0"><text:span text:style-name="T1">– </text:span>Ааа, понятно. Ну ладно, у меня всё. <text:span text:style-name="T1">Отбой</text:span>!</text:p>
      <text:p text:style-name="P31"><text:span text:style-name="T1">– Отбой</text:span>. <text:span text:style-name="T1">Ещё раз спасибо, что помог. Жаль, что ты ушёл</text:span><text:span text:style-name="T5">.</text:span></text:p>
      <text:p text:style-name="P45">Гудки.</text:p>
      <text:p text:style-name="P30"><text:span text:style-name="T1">У</text:span>ходя попрощался с охранником, <text:span text:style-name="T1">увлечённо исследующим тему педофилии</text:span>.</text:p>
      <text:p text:style-name="P30">Всё, свободен. Хотя <text:s/><text:span text:style-name="T1">воскресенье</text:span> уже испорчен<text:span text:style-name="T1">о</text:span>.</text:p>
      <text:p text:style-name="P68">***</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 </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5">– На. – я протянул ему кулёк с мерло.</text:p>
      <text:p text:style-name="P5">– О, – обрадовался мужик. – Красное полусухое! То, что надо! Спасибо, брат!</text:p>
      <text:p text:style-name="P5">Бродяга пошлёпал в дождь.</text:p>
      <text:p text:style-name="P5">Я смотрел ему вслед, пытаясь вспомнить образ, на мгновение проступивший во тьме.</text:p>
      <text:p text:style-name="P10">***</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9">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5"/>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17">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4">***</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5">&lt;</text:span><text:span text:style-name="T16">опустошенный счёт</text:span><text:span text:style-name="T5">&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5">&lt;</text:span><text:span text:style-name="T17">месяц</text:span><text:span text:style-name="T5">&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24">ворил </text:span><text:span text:style-name="T2">—</text:span><text:span text:style-name="T2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4">А у нас получается... </text:span><text:span text:style-name="T2">–</text:span><text:span text:style-name="T24">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4">Картинка дёрнулась и поплыла, звёзды опять стали вращаться.</text:span> </text:p>
      <text:p text:style-name="P1">Теряю сознание, что ли? Надо отойти от перил. Надо...</text:p>
      <text:p text:style-name="P17"><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22">Музыка быстрая, тревожная, надорваная и печальная</text:p>
      <text:p text:style-name="P22"/>
      <text:p text:style-name="P6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2"/>
      <text:p text:style-name="P3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0">Единорог поднял голову.</text:p>
      <text:p text:style-name="P30"><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4">, </text:span><text:span text:style-name="T2">а от снотворного таких глюков у меня ни разу не было</text:span><text:span text:style-name="T2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7">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7">Описание получше</text:span><text:span text:style-name="T5">&gt;</text:span></text:p>
      <text:p text:style-name="P1"><text:span text:style-name="T1">–</text:span> Так это и есть наш <text:span text:style-name="T5">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6">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7">парой сезонов</text:span><text:span text:style-name="T5">&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Надо мной склонилась ещё одна <text:span text:style-name="T1">однорогая</text:span>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5">&lt;</text:span><text:span text:style-name="T17">аликорн</text:span><text:span text:style-name="T1">?</text:span><text:span text:style-name="T5">&gt;</text:span>. <text:span text:style-name="T1">– Может статься, н</text:span><text:span text:style-name="T23">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5">&lt;<text:span text:style-name="T2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5">&lt;</text:span><text:span text:style-name="T17">крюшоне</text:span><text:span text:style-name="T5">&gt;</text:span><text:span text:style-name="T1">, а не о </text:span><text:span text:style-name="T5">&lt;</text:span><text:span text:style-name="T17">кросс-магии (объединение магий порядка Селестии и Луны, магии гармонии Твайлайт и магии хаоса Дискорда)</text:span><text:span text:style-name="T5">&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5">Селестия сморщила нос в негодовании, но продолжила.</text:p>
      <text:p text:style-name="P1"><text:span text:style-name="T1">– </text:span>Как бы то ни было, я являюсь причиной его появления здесь <text:span text:style-name="T1">&lt;</text:span><text:span text:style-name="T17">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авандовая <text:span text:style-name="T5">&lt;</text:span><text:span text:style-name="T16">единорожка</text:span><text:span text:style-name="T5">&gt; </text:span>(Твайлайт,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text:soft-page-break/>с<text:span text:style-name="T22">упер</text:span>…</text:p>
      <text:p text:style-name="P5"><text:span text:style-name="T5">&lt;</text:span><text:span text:style-name="T16">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5">&gt;</text:span></text:p>
      <text:p text:style-name="P6">Тут м<text:span text:style-name="T5">еня, </text:span>наконец,<text:span text:style-name="T5"> стошнило. Буквально вывернуло наизнанку: из носа текло, в глазах стояли слёзы. </text:span></text:p>
      <text:p text:style-name="P6"><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7">Jack of Hearts</text:span><text:span text:style-name="T27"><text:note text:id="ftn6" text:note-class="footnote"><text:note-citation>6</text:note-citation><text:note-body><text:p text:style-name="Footnote"><text:bookmark text:name="result_box1"/><text:span text:style-name="T27">Jack of Hearts</text:span> <text:span text:style-name="T1">– Червовый валет (фр.)</text:span></text:p></text:note-body></text:note></text:span><text:span text:style-name="T1">. А то он изойдёт </text:span><text:span text:style-name="T3">в</text:span><text:span text:style-name="T1">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text:span><text:span text:style-name="T3">ился по коридору</text:span><text:span text:style-name="T1"> вслед за Луной и Кимеринном. &lt;</text:span><text:span text:style-name="T13">Предсказание Старсвирла было в карточных терминах (Влад любил играть в карты)</text:span><text:span text:style-name="T1">&gt;</text:span></text:p>
      <text:p text:style-name="P5">Я разогнулся и выпустил шею <text:span text:style-name="T29">аликорницы</text:span>. Она перевела <text:s/>взгляд на меня. Потом — на своё копыто, краешек которого оказался запачкан.</text:p>
      <text:p text:style-name="P75">Я смутился и потянулся за платком.</text:p>
      <text:p text:style-name="P12"><text:span text:style-name="T5">– Я это… </text:span><text:span text:style-name="T6">Извиняюсь. </text:span><text:span text:style-name="T5">Сейчас вытру.</text:span></text:p>
      <text:p text:style-name="P13"><text:span text:style-name="T8">Селестия</text:span><text:span text:style-name="T5"> </text:span><text:span text:style-name="T6">снова взглянула на меня. Внезапно её полускрытые чёлкой глаза сощурились в усмешке и она негромко хихикнула.</text:span></text:p>
      <text:p text:style-name="P13"><text:span text:style-name="T6">– Ты хочешь извиниться за то, что мы выдернули тебя из твоего дома, </text:span><text:span text:style-name="T8">вывернули наизнанку </text:span><text:span text:style-name="T6"><text:s/>и перенесли сюда в надежде, что ты нам поможешь? </text:span><text:span text:style-name="T9">К</text:span><text:span text:style-name="T6">ажется, извиняться нужно мне, как автору этой затеи. </text:span><text:span text:style-name="T7">Боюсь, кроме извинений, мне трудно будет предложить тебе что-либо большее в ближайшие три месяца. Раньше открыть коридор обратно в твой мир не...</text:span></text:p>
      <text:p text:style-name="P80"><text:span text:style-name="T7">Прервавшись,</text:span><text:span text:style-name="T5"> она наострила уши. Я, прислушавшись, тоже уловил на грани слышимости лёгкое шуршание, как будто кто-то </text:span><text:span text:style-name="T7">растирает</text:span><text:span text:style-name="T5"> </text:span><text:span text:style-name="T7">в ладонях горсть сухих листьев. </text:span><text:span text:style-name="T11">&lt;</text:span><text:span text:style-name="T19">оцепенение, неясная тревога, ужас</text:span><text:span text:style-name="T11">&gt;</text:span></text:p>
      <text:p text:style-name="P3">Селестия <text:span text:style-name="T30">встряхнулась</text:span>.</text:p>
      <text:p text:style-name="P3"><text:span text:style-name="T1">–</text:span> Позже поговорим. Нам пора уходить. Здесь становится опасно.</text:p>
      <text:p text:style-name="P77"><text:span text:style-name="T30">Она</text:span> махнула головой <text:span text:style-name="T30">в сторону</text:span> <text:span text:style-name="T28">коридора, которым прежде ушли Дискорд и Луна с Кимеринном</text:span>, и <text:s/><text:span text:style-name="T31">припустила</text:span> <text:span text:style-name="T30">в него быстрой рысью</text:span>.</text:p>
      <text:p text:style-name="P78">&lt;<text:span text:style-name="T16">Макс получил сотрясение мозга и лечился в королевской <text:s/>больнице Кантерлота</text:span>&gt;</text:p>
      <text:p text:style-name="P79">&lt;<text:span text:style-name="T16">Макс отстаёт, переходит на шаг, Селестия скрывается за поворотом. Макс садится на упавшую колонну отдохнуть. Шорох приближается. Наконец, он видит, как из за поворота коридора, откуда он только что пришёл, появляется зелёно-чёрная масса извивающихся колючих лиан — пландерсидов. Но тут возвращается Селестия, закидывает его на спину и убегает. У выхода к ним выбегает Кимеринн и подгоняет их</text:span>&gt;</text:p>
      <text:p text:style-name="P2">Мне было трудно угнаться за <text:span text:style-name="T30">ней</text:span>,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text:soft-page-break/>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7">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6">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Руины древнего замка внизу сменила топкая зелень болота.</text:p>
      <text:p text:style-name="P2"><text:span text:style-name="T5">–</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15">&lt;<text:span text:style-name="T17">Дискорд не любил Кимеринна, как соперника за обладание Луной., но попытался его спасти и </text:span><text:soft-page-break/><text:span text:style-name="T17">винит себя, что не смог помочь.</text:span>&gt;</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5">&lt;<text:span text:style-name="T20">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text:soft-page-break/>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5">&lt;</text:span><text:span text:style-name="T16">процедила</text:span><text:span text:style-name="T5">&gt;</text:span> сквозь сжатые зубы Селестия.</text:p>
      <text:p text:style-name="P2"><text:span text:style-name="T5">–</text:span> Раз! Два! Три! У-у-ух! <text:span text:style-name="T5">–</text:span> мы поднапряглись и таки втянули немалую тушу Дискорда в повозку.</text:p>
      <text:p text:style-name="P2"><text:span text:style-name="T5">–</text:span> Ффух. Выкарабкались. Почти без потерь, <text:span text:style-name="T5">–</text:span> заметил Дискорд, оглядывая крыло.</text:p>
      <text:p text:style-name="P2"><text:span text:style-name="T5">–</text:span> Кимеринн погиб, <text:span text:style-name="T5">–</text:span> прошептала Луна.</text:p>
      <text:p text:style-name="P2"><text:span text:style-name="T5">–</text:span> Да, я видел. Он погиб, спасая друзей и свою принцессу. Это <text:s/>не худшая смерть, <text:s/><text:span text:style-name="T5">–</text:span> печально ответствовал Дискорд.</text:p>
      <text:p text:style-name="P2">Дальше мы летели молча.</text:p>
      <text:p text:style-name="P2"/>
      <text:h text:style-name="Heading_20_2" text:outline-level="2">Кантерлот</text:h>
      <text:p text:style-name="Text_20_body"/>
      <text:p text:style-name="P28">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7">“Глава IV. Пределы магии.<text:span text:style-name="T5">”</text:span></text:p>
      <text:p text:style-name="P17">Есть четыре предела магии: </text:p>
      <text:list xml:id="list4807245316636687478" text:style-name="L4">
        <text:list-item>
          <text:p text:style-name="P76">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6">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6">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text:soft-page-break/>этому пределу.</text:p>
        </text:list-item>
        <text:list-item>
          <text:p text:style-name="P76">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7"/>
      <text:p text:style-name="P17">Глава V. Основы.</text:p>
      <text:p text:style-name="P17">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7">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5">–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5">&lt;</text:span>“Основы магического <text:span text:style-name="T5">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5">–</text:span> Уже иду. Где я могу её найти?</text:p>
      <text:p text:style-name="P1"><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text:soft-page-break/>сверлил стенку стражник.</text:p>
      <text:p text:style-name="P1"><text:span text:style-name="T5">–</text:span> Её высочество у себя в покоях. Проходите.</text:p>
      <text:p text:style-name="P1"><text:span text:style-name="T5">–</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7">На самом деле, Селестия — сибаритка, в отличие от спартанки - Луны</text:span><text:span text:style-name="T5">&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6">Одним из таких немногих был Кимеринн</text:span><text:span text:style-name="T5">&gt;</text:span>…</text:p>
      <text:p text:style-name="P1"><text:span text:style-name="T5">–</text:span> Мне очень жаль, что так получилось… Селестия.</text:p>
      <text:p text:style-name="P1">Она через силу улыбнулась. </text:p>
      <text:p text:style-name="P1"><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14">&lt;<text:span text:style-name="T17">После секса, Селестия отказывает Максу в аудиенции (стыдится?). Только перед его отъездом из Кантерлота она прощается с ним</text:span>&gt;</text:p>
      <text:p text:style-name="P4">***</text:p>
      <text:p text:style-name="P1">Аликорны очень <text:span text:style-name="T1">одиноки&lt;</text:span><text:span text:style-name="T17">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7">???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5">&lt;</text:span><text:span text:style-name="T16">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text:span><text:soft-page-break/><text:span text:style-name="T16">слабее.</text:span><text:span text:style-name="T5">&gt;</text:span></text:p>
      <text:p text:style-name="P14"/>
      <text:h text:style-name="Heading_20_2" text:outline-level="2">Рассказ Селестии <text:span text:style-name="T16">(“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7">...</text:span><text:span text:style-name="T5">&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1"><text:span text:style-name="T5">–</text:span> Какая болезнь посетила Клаудсдейл, что целых два крыла жеребят пропустили экзамены?</text:p>
      <text:p text:style-name="P1"><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5">–</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1"><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text:soft-page-break/>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5">–</text:span> И я.</text:p>
      <text:p text:style-name="P1"><text:span text:style-name="T5">–</text:span> И я тоже.</text:p>
      <text:p text:style-name="P1"><text:span text:style-name="T5">–</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text:soft-page-break/></text:p>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24"><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1"/>
      <text:p text:style-name="P1"><text:span text:style-name="T5">–</text:span> И что же, те жеребята перестали бояться экзаменов?</text:p>
      <text:p text:style-name="P1"><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5">–</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5">–</text:span> Ты вылила заварку? Зачем? - удивился я.</text:p>
      <text:p text:style-name="P1"><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oft-page-break/><text:span text:style-name="T5">–</text:span> Ты могла бы нести меня телекинезом. Я, после того, как узнал о ваших способностях, удивлялся, почему ты этого не сделала?</text:p>
      <text:p text:style-name="P1"><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4"><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5">–</text:span> А что же было дальше? Ты сказала, что случай с жеребятами был только началом?</text:p>
      <text:p text:style-name="P1"><text:span text:style-name="T5">–</text:span> А дальше всё было хуже, намного хуже...</text:p>
      <text:p text:style-name="P1"/>
      <text:h text:style-name="Heading_20_2" text:outline-level="2">Рейд пони-рэйнджеров</text:h>
      <text:p text:style-name="P1"/>
      <text:p text:style-name="P23">(леденящий душу триллер, музыка тревожная)</text:p>
      <text:p text:style-name="P5">&lt;<text:span text:style-name="T16">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1"><text:span text:style-name="T5">–</text:span> Не думаю, что она появится ещё. <text:span text:style-name="T5">–</text:span> Калрус вслушивался в лесной шум. Уши его поворачивались по <text:soft-page-break/>ветру. <text:span text:style-name="T5">–</text:span> Ты её хорошенько угостил. По первому разряду!</text:p>
      <text:p text:style-name="P1"><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1"><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1"><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4">***</text:p>
      <text:p text:style-name="P1"><text:span text:style-name="T5">–</text:span> Шанту?</text:p>
      <text:p text:style-name="P1"><text:span text:style-name="T5">–</text:span> Ваше Высочество? Мы никогда не встречали такое существо раньше и я…</text:p>
      <text:p text:style-name="P1"><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5">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1"><text:span text:style-name="T5">&lt;</text:span><text:span text:style-name="T17">Добавить кокатрикса, мантикору и древесных волков. Тентаклианы переименовать в пландерсиды</text:span><text:span text:style-name="T5">&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oft-page-break/><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5">&lt;</text:span><text:span text:style-name="T16">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1"><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5">–</text:span> Дискорд! Что их убило? <text:span text:style-name="T5">–</text:span> присвистнул обошедший Хорста с другой стороны Калрус.</text:p>
      <text:p text:style-name="P1"><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5">–</text:span> Это королевский конвой. Такие были на службе у принцесс ещё лет двадцать назад, до Раздора.</text:p>
      <text:p text:style-name="P1"><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1"><text:span text:style-name="T5">–</text:span> Откуда там останки пегасов? Кто мог поймать их там? Они могут уйти от любой засады.</text:p>
      <text:p text:style-name="P1"><text:span text:style-name="T5">–</text:span> Не знаю, как насчёт летунов, принцессса, но когда мы осматривали кости, на нас было совершено нападение...</text:p>
      <text:p text:style-name="P1"><text:span text:style-name="T5">–</text:span> Вот как? На королевскую стражу в центре Эквестрии? Кто же это был?</text:p>
      <text:p text:style-name="P1"><text:span text:style-name="T5">–</text:span> Лианы, принцесса. <text:span text:style-name="T5">–</text:span> Кимеринн отчеканил последнюю фразу, глядя прямо перед собой. <text:span text:style-name="T5">–</text:span> С трёх <text:soft-page-break/>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6">???</text:span><text:span text:style-name="T5">&gt;</text:span></text:p>
      <text:p text:style-name="P1">Луна обошла Кимеринна. </text:p>
      <text:p text:style-name="P1"><text:span text:style-name="T5">–</text:span> У вас рассечен бок. И колотая рана на шее.</text:p>
      <text:p text:style-name="P1"><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1"><text:span text:style-name="T5">–</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5">–</text:span> Я ценю вашу службу и хочу достойно наградить вас. Спрашивайте.</text:p>
      <text:p text:style-name="P1"><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1"><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1">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5">–</text:span> Ну что же… Я рада оказать такую услугу… Тебе…</text:p>
      <text:p text:style-name="P1"><text:span text:style-name="T5">–</text:span> Принцесса…</text:p>
      <text:p text:style-name="P1"><text:span text:style-name="T5">–</text:span> Луна, мой дорогой. Для тебя <text:span text:style-name="T5">—</text:span> Луна…</text:p>
      <text:p text:style-name="P1">...</text:p>
      <text:p text:style-name="P1"/>
      <text:h text:style-name="Heading_20_2" text:outline-level="2">Рейд пони-рэйнджеров-2 (<text:span text:style-name="T16">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oft-page-break/><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5">&lt;</text:span><text:span text:style-name="T16">гидрорысью</text:span><text:span text:style-name="T5">&gt;</text:span> и нападением <text:span text:style-name="T5">&lt;</text:span><text:span text:style-name="T16">тентаклиан</text:span><text:span text:style-name="T5">&gt;</text:span> казался мне ещё опаснее. А если этот корабль обследовать как следует…</text:p>
      <text:p text:style-name="P1"><text:span text:style-name="T5">–</text:span> Заночуем внутри. - <text:span text:style-name="T1">р</text:span>ешил я.</text:p>
      <text:p text:style-name="P1"><text:span text:style-name="T5">&lt;</text:span><text:span text:style-name="T16">Нужен ли тут самолёт? Нужен артефакт из Fallout Equestria - летучий корабль</text:span>?<text:span text:style-name="T5">&gt;</text:span></text:p>
      <text:p text:style-name="P1">Утро встретило нас туманом. Я пытался рассмотреть руины замка на противоположном берегу.</text:p>
      <text:p text:style-name="P1"><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1"><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5">–</text:span> Поворачивайте, уходите от болота! <text:span text:style-name="T5">–</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soft-page-break/>***</text:p>
      <text:p text:style-name="P1"><text:span text:style-name="T5">–</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5">– </text:span>Схватил бы за крыло <text:span text:style-name="T5">—</text:span> я бы не вырвался.</text:p>
      <text:p text:style-name="P1">Я взглянул вверх. На металлической стенке чётко отпечатались четыре полукруга копыт. </text:p>
      <text:p text:style-name="P1"><text:span text:style-name="T5">–</text:span> И пришлось бы тебе за меня во дворце отдуваться.</text:p>
      <text:p text:style-name="P1"><text:span text:style-name="T5">–</text:span> Нашел что-нибудь интересное в развалинах?</text:p>
      <text:p text:style-name="P1"><text:span text:style-name="T5">–</text:span> А как же! Странное такое. Похожее на обезьяну. Но стройнее и грациознее. И оно было одето…</text:p>
      <text:p text:style-name="P1"><text:span text:style-name="T5">–</text:span> Одето?</text:p>
      <text:p text:style-name="P1"><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5">–</text:span> Ещ одно неизвестное чудовище! <text:s/>Что-то их тут много развелось.</text:p>
      <text:p text:style-name="P1">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5">–</text:span> Вы ведь в неопасное место идёте, да?</text:p>
      <text:p text:style-name="P1"><text:span text:style-name="T5">–</text:span> Да, Силк Мэйн, в неопасное.</text:p>
      <text:p text:style-name="P1"><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5">–</text:span> Силк, не волнуйся, если будет опасно, мы сразу же повернём. (И пойдём другой дорогой <text:span text:style-name="T5">—</text:span> додумал я).</text:p>
      <text:p text:style-name="P1">Силк Мэйн выпустила мою ногу, успокаиваясь. Я пошёл в казарму, а кобылки продолжали молча <text:soft-page-break/>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5">—</text:span> ничтожны.</text:p>
      <text:p text:style-name="P1"><text:span text:style-name="T5">–</text:span> Возвращаемся, Мэдди, <text:span text:style-name="T5">–</text:span> решил я. <text:span text:style-name="T5">–</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5">–</text:span> Пони умеют переносить тяготы, Макс. <text:span text:style-name="T5">–</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1"><text:span text:style-name="T5">–</text:span> Нет, вполне тепло. <text:span text:style-name="T5">–</text:span> Я тоже встал с подушек размять затёкшие ноги.</text:p>
      <text:p text:style-name="P1"><text:span text:style-name="T5">–</text:span> Уборная там. <text:span text:style-name="T5">–</text:span> Селестия показала на неприметную дверцу за занавеской в углу.</text:p>
      <text:p text:style-name="P1"><text:span text:style-name="T5">–</text:span> Как ты догадалась? <text:span text:style-name="T5">–</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5">&lt;</text:span><text:span text:style-name="T16">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1"><text:span text:style-name="T5">&lt;</text:span><text:span text:style-name="T16">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text:span><text:soft-page-break/><text:span text:style-name="T16">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5">–</text:span> То есть, Кимеринн видел человека у развалин замка?</text:p>
      <text:p text:style-name="P1"><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5">–</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5">–</text:span> А кто-нибудь поблизости не заметил, как они исчезают?</text:p>
      <text:p text:style-name="P1"><text:span text:style-name="T5">–</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5">–</text:span> Тия, я…</text:p>
      <text:p text:style-name="P1"><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1">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1"><text:soft-page-break/>Селестия замолчала, потом медленно поднесла ко рту чашку с холодным чаем и сделала три глубоких глотка.</text:p>
      <text:p text:style-name="P1"><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1"><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5">&lt;</text:span><text:span text:style-name="T16">34 - утерянная глава </text:span><text:span text:style-name="T5">&gt;</text:span></text:p>
      <text:p text:style-name="P1"><text:span text:style-name="T5">&lt;</text:span><text:span text:style-name="T16">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1">Селестия встала и начала по очереди сгибать-разгибать ноги, разминая суставы.</text:p>
      <text:p text:style-name="P1"><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1"><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5">&lt;</text:span><text:span text:style-name="T16">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6">название библиотеки</text:span><text:span text:style-name="T5">&gt;</text:span>, пытаясь найти хоть какую-нибудь зацепку. Но всё тщётно.</text:p>
      <text:p text:style-name="P1">Если верить заклинанию, я <text:span text:style-name="T5">—</text:span> внешняя сила, и если меня хорошо попросить <text:span text:style-name="T5">&lt;</text:span><text:span text:style-name="T16">см. выше - ночь с </text:span><text:soft-page-break/><text:span text:style-name="T16">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5">&lt;</text:span>Ожидание<text:span text:style-name="T5">&gt;</text:span></text:p>
      <text:p text:style-name="P1">Наконец двери зала для приёмов растворились, и оттуда вышел потерянного вида пегас.<text:span text:style-name="T5">&lt;</text:span><text:span text:style-name="T17">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5">–</text:span> А, это ты, Макс? <text:span text:style-name="T5">–</text:span> она повернулась ко мне. <text:span text:style-name="T5">–</text:span> Какие новости?</text:p>
      <text:p text:style-name="P1"><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восьмидесяти? И чем это грозит? Ведь даже не сдав экзамен они не разучатся летать?</text:p>
      <text:p text:style-name="P1"><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5">–</text:span> А почему вы не поселитесь в более пригодном для земледелия месте?</text:p>
      <text:p text:style-name="P1"><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1"><text:soft-page-break/>Я кивнул.</text:p>
      <text:p text:style-name="P1"><text:span text:style-name="T5">–</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5">–</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7">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1"/>
      <text:p text:style-name="P26">–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26">– Куда проваливаться? – не понял я</text:p>
      <text:p text:style-name="P26">–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1"><text:span text:style-name="T5">–</text:span> Привет, Твайлайт Спаркл! Ещё не поздно?</text:p>
      <text:p text:style-name="P1"><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text:soft-page-break/>этом ни на миг.</text:p>
      <text:p text:style-name="P1"><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1"><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1"><text:span text:style-name="T5">–</text:span> М-м-м. В описании заклинания Свирл упоминал гармонию. Я и подумал, а что, если это кат-то связано с тобой и твоими друзьями?</text:p>
      <text:p text:style-name="P1"><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1"><text:span text:style-name="T5">–</text:span> М-м-м… “...на укрепление гармонии нашего континуума...”.</text:p>
      <text:p text:style-name="P1">Твайлайт начала в возбуждении ходить по читальному залу.</text:p>
      <text:p text:style-name="P1"><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7">аликорнице?</text:span><text:span text:style-name="T5">&gt;</text:span>.</text:p>
      <text:p text:style-name="P1"><text:span text:style-name="T5">–</text:span> Да нет, всё в порядке, Спайк. <text:span text:style-name="T5">–</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5">–</text:span> Вообще-то говоря, мне каждеся, внешняя сила <text:span text:style-name="T1">—</text:span> это я. Я точно произошёл не в Эквестрии и вообще не в этом мире.</text:p>
      <text:p text:style-name="P1"><text:span text:style-name="T5">–</text:span> Да, логично, <text:span text:style-name="T5">–</text:span> сказала в нос Твайлайт. <text:span text:style-name="T5">–</text:span> Могла бы и сама догадаться.</text:p>
      <text:p text:style-name="P1"><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1"><text:span text:style-name="T5">–</text:span> Заклинания Свирла Бородатого обычно срабатывают без ошибок.</text:p>
      <text:p text:style-name="P1"><text:span text:style-name="T5">–</text:span> Если их правильно вызывают, <text:span text:style-name="T5">–</text:span> пробурчал возвратившийся Спайк, укладываясь в корзинку.</text:p>
      <text:p text:style-name="P1"><text:span text:style-name="T5">–</text:span> Что он имел ввиду?</text:p>
      <text:p text:style-name="P1"><text:span text:style-name="T5">–</text:span> Нууу, - Твайлайт смутилась, <text:span text:style-name="T5">–</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1"/>
      <text:p text:style-name="P1"><text:soft-page-break/><text:span text:style-name="T5">&lt;</text:span><text:span text:style-name="T16">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1"><text:span text:style-name="T5">–</text:span> Да, печально получилось <text:span text:style-name="T5">&lt;</text:span><text:span text:style-name="T17">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5">–</text:span> Нет, она мне ничего не говорила. Но, видишь ли, ваше королевство и вы сами описаны в моём мире в детском сериале.</text:p>
      <text:p text:style-name="P1"><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5">–</text:span> Вряд ли кто-то из людей побывал здесь до меня. До вас ведь никто не вызывал это заклинание Свирла?</text:p>
      <text:p text:style-name="P1"><text:span text:style-name="T5">–</text:span> Нет. Собрание столь сильных магов запомнилось бы.</text:p>
      <text:p text:style-name="P1"><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5">–</text:span> Вам нравятся рассказы про Эквестрию? <text:span text:style-name="T5">–</text:span> Твайлайт улыбнулась.</text:p>
      <text:p text:style-name="P1"><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5">–</text:span> Брони?</text:p>
      <text:p text:style-name="P1"><text:span text:style-name="T5">–</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5">–</text:span> Ого! У нас есть поклонники! Интересно было бы поговорить об этом с твоим другом.</text:p>
      <text:p text:style-name="P1"><text:span text:style-name="T5">–</text:span> Его нет. Он погиб полгода назад.</text:p>
      <text:p text:style-name="P1"><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1"><text:span text:style-name="T5">–</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5">–</text:span> Нууу, я не думаю, что это описан наша Терра. У нас ничего подобного не водится.</text:p>
      <text:p text:style-name="P1"><text:soft-page-break/><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5">–</text:span> Печенье испёк Спайк. Он на удивление искусный повар, когда на него находит вдохновение.</text:p>
      <text:p text:style-name="P1"><text:span text:style-name="T5">–</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5">–</text:span> Я помню, ваша магия Элементов Гармонии обладает большой силой.</text:p>
      <text:p text:style-name="P1"><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5">–</text:span> Для восстановления гармонии, говришь, <text:span text:style-name="T5">–</text:span> я почесал затылок.</text:p>
      <text:p text:style-name="P1"><text:span text:style-name="T5">–</text:span> Ну да, это так. Большие возмущения гармонии можно исправить только с помощью… Ой!..</text:p>
      <text:p text:style-name="P1"><text:span text:style-name="T5">–</text:span> Угу, вот именно. Сейчас имеем “большое возмущение гармонии”.</text:p>
      <text:p text:style-name="P1">Твайлайт прижала копыта к вискам.</text:p>
      <text:p text:style-name="P1"><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5">–</text:span> Найтмэр Мун и Дискорд не разорвались и не сгорели.</text:p>
      <text:p text:style-name="P1"><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1"><text:span text:style-name="T5">&lt;</text:span><text:span text:style-name="T16">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1"><text:span text:style-name="T5">–</text:span> Хорошо, у тебя есть какие-то встречные предложения?</text:p>
      <text:p text:style-name="P1">Твайлайт задумчиво прошлась вдоль книжной полки.</text:p>
      <text:p text:style-name="P1"><text:span text:style-name="T5">–</text:span> Мне надо поискать. Должно быть что-то подходящее для нашего случая. Я поищу в разделе <text:soft-page-break/>психологиии и… призывания духов.</text:p>
      <text:p text:style-name="P1">Я рассмеялся.</text:p>
      <text:p text:style-name="P1"><text:span text:style-name="T5">–</text:span> Для духа я слишком материален.</text:p>
      <text:p text:style-name="P1"><text:span text:style-name="T5">–</text:span> Я знаю. Но ничего более подходящего в голову не приходит. Приходи завтра после обеда. Хорошо?</text:p>
      <text:p text:style-name="P1"><text:span text:style-name="T5">–</text:span> Хорошо, Твайлайт. Приду. Спокойной ночи!</text:p>
      <text:p text:style-name="P1"><text:span text:style-name="T5">–</text:span> Спокойной ночи, Макс!</text:p>
      <text:p text:style-name="P1"/>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oft-page-break/><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oft-page-break/><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text:soft-page-break/>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5">&lt;</text:span><text:span text:style-name="T16">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16">Сон одновременно смотрели Рэрити, Пинки и РД. Флатти и ЭйДжей не успели подойти вовремя, т.к. жили за городом.</text:span><text:span text:style-name="T5">&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1"><text:span text:style-name="T5">–</text:span> Может, и поместимся. Но, вообще, я во сне верчусь.</text:p>
      <text:p text:style-name="P1"><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1"><text:span text:style-name="T5">–</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1"><text:span text:style-name="T5">–</text:span> Рэрити, ты выглядишь… Замечательно выглядишь! <text:span text:style-name="T5">–</text:span> растерянно пролепетала Твайлайт.</text:p>
      <text:p text:style-name="P1"><text:span text:style-name="T5">–</text:span> Дааааааа… Замечательно! <text:span text:style-name="T5">–</text:span> наконец-то смог закрыть рот <text:span text:style-name="T1">и втянуть слюни </text:span>Спайк.</text:p>
      <text:p text:style-name="P1"><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1"><text:soft-page-break/><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5">–</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5">–</text:span> Готовы? <text:span text:style-name="T5">–</text:span> Спросила Твайлайт.</text:p>
      <text:p text:style-name="P1"><text:span text:style-name="T5">–</text:span> Я готова. <text:span text:style-name="T5">–</text:span> <text:span text:style-name="T1">о</text:span>тозвалась Рэрити.</text:p>
      <text:p text:style-name="P1"><text:span text:style-name="T5">–</text:span> Готов. <text:span text:style-name="T5">–</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5">&lt;</text:span><text:span text:style-name="T16">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4"><text:span text:style-name="T5">–</text:span> Готова, <text:span text:style-name="T5">–</text:span> процедила она.</text:p>
      <text:p text:style-name="P24">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1"><text:span text:style-name="T16">Эгрегор Эквестрии </text:span><text:span text:style-name="T18">—</text:span><text:span text:style-name="T16"> Селестия </text:span><text:span text:style-name="T18">—</text:span><text:span text:style-name="T16"> на кончике главного рога Анакорна</text:span><text:span text:style-name="T5">&gt;</text:span></text:p>
      <text:p text:style-name="P4">***</text:p>
      <text:p text:style-name="P1"><text:span text:style-name="T5">–</text:span> Вставай, Макс! <text:span text:style-name="T5">–</text:span> Маленькое копыто надавливало мне на грудь, делая энергичные круговые движения.</text:p>
      <text:p text:style-name="P1"><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1"><text:span text:style-name="T5">–</text:span> Мне не понравился цвет твоей мордочки. Ты стал слишком бледный. Я решила прервать твой сон. Как ты себя ...</text:p>
      <text:p text:style-name="P1"><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1"><text:soft-page-break/><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1"><text:span text:style-name="T5">–</text:span> Я в порядке. Что-то удалось узнать? <text:span text:style-name="T5">–</text:span> обратился я к Рэрити.</text:p>
      <text:p text:style-name="P1"><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1"><text:span text:style-name="T5">– </text:span>Да, Макс?</text:p>
      <text:p text:style-name="P1"><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5">–</text:span> Я помогу-у-у-у! <text:span text:style-name="T5">–</text:span> <text:span text:style-name="T1">з</text:span>апрыгала на месте Пинки.</text:p>
      <text:p text:style-name="P1"><text:span text:style-name="T5">–</text:span> Я помогу! <text:span text:style-name="T5">–</text:span> <text:span text:style-name="T1">н</text:span>еожиданно вызвалась Рэйнбоу Дэш, до этого безучастно наблюдавшая за нами.</text:p>
      <text:p text:style-name="P1"/>
      <text:p text:style-name="P1"><text:span text:style-name="T5">&lt;</text:span><text:span text:style-name="T16">Как возникли пегасы и единороги.</text:span></text:p>
      <text:p text:style-name="P1"><text:span text:style-name="T16">Пони для мирного сосуществования с соседями вступали в межвидовые браки (не только правители, а и целые племена). Единороги </text:span><text:span text:style-name="T17">—</text:span><text:span text:style-name="T16"> гибриды земнопони и истинных единорогов (с раздвоенными копытами и хвостом с кисточкой). Пегасы </text:span><text:span text:style-name="T17">—</text:span><text:span text:style-name="T16"> гибриды земнопони и грифонов (гены пегасов </text:span><text:span text:style-name="T17">—</text:span><text:span text:style-name="T16"> слабые, потому они редко женятся на других пони).</text:span><text:span text:style-name="T5">&gt;</text:span></text:p>
      <text:p text:style-name="P1"/>
      <text:p text:style-name="P1"><text:span text:style-name="T5">–</text:span> Я первая предложила! <text:span text:style-name="T5">–</text:span> возмутилась Пинки.</text:p>
      <text:p text:style-name="P1"><text:span text:style-name="T5">–</text:span> Предложила не ты, а Твайлайт. <text:span text:style-name="T5">–</text:span> <text:span text:style-name="T1">п</text:span>арировала Рэйнбоу Дэш.</text:p>
      <text:p text:style-name="P1"><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1"><text:span text:style-name="T5">–</text:span> Лады. <text:span text:style-name="T5">–</text:span> проворчала пегаска. <text:span text:style-name="T5">–</text:span> Приходи завтра на девять к библиотеке. Нет, лучше на десять.</text:p>
      <text:p text:style-name="P1"><text:span text:style-name="T5">–</text:span> Хорошо, Рэйнбоу Дэш. Договорились.</text:p>
      <text:p text:style-name="P1"><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5">–</text:span> А вот спа-салон сестёр Лотос и Алоэ. Тебе обязательно нужно его <text:s/>как-нибудь посетить. Там тебе <text:soft-page-break/>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1"><text:span text:style-name="T5">–</text:span> Ффух! Дай отдышаться.</text:p>
      <text:p text:style-name="P1"><text:span text:style-name="T5">–</text:span> Устал? <text:span text:style-name="T5">–</text:span> <text:span text:style-name="T1">у</text:span>частливо спросила Пинки.</text:p>
      <text:p text:style-name="P1"><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5">–</text:span> Да? Тогда пойдём перекусим.</text:p>
      <text:p text:style-name="P1">Манерный пони-оффициант выслушал наши пожелания и удалился.</text:p>
      <text:p text:style-name="P1"><text:span text:style-name="T5">–</text:span> А какой у тебя был образ жизни?</text:p>
      <text:p text:style-name="P1"><text:span text:style-name="T5">–</text:span> В основном, сидячий.</text:p>
      <text:p text:style-name="P1"><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5">–</text:span> А у нас сидячая работа в порядке вещей.</text:p>
      <text:p text:style-name="P1"><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5">&lt;</text:span><text:span text:style-name="T16">Рэйнбоу объясняет Максу, почему Пинки расплатилась за него </text:span><text:span text:style-name="T17">—</text:span><text:span text:style-name="T16"> и вспоминает, что когда-то уже объясняла нечто подобное (Леро)</text:span></text:p>
      <text:p text:style-name="P1"><text:span text:style-name="T16">У Твайлайт после видения гибели Кимеринна появились морщинки возле глаз</text:span><text:span text:style-name="T5">&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1"><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1"><text:span text:style-name="T5">–</text:span> Пошли, Рэйнбоу Дэш. А куда?</text:p>
      <text:p text:style-name="P1"><text:span text:style-name="T5">–</text:span> Слушай, зови меня Дэш. А то и мне придётся звать тебя полным именем, а я этого не выношу.</text:p>
      <text:p text:style-name="P1"><text:span text:style-name="T5">–</text:span> Договорились, Дэш. Так куда мы идём?</text:p>
      <text:p text:style-name="P1"><text:span text:style-name="T5">–</text:span> К <text:span text:style-name="T5">&lt;</text:span><text:span text:style-name="T16">водопаду</text:span><text:span text:style-name="T5">&gt;</text:span>. Там здоровски красивое место.</text:p>
      <text:p text:style-name="P1"><text:span text:style-name="T5">–</text:span> А я думал, ты хочешь показать мне Понивилль.</text:p>
      <text:p text:style-name="P1"><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text:soft-page-break/>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5">–</text:span> Дежа вю? Ты об этом?</text:p>
      <text:p text:style-name="P1"><text:span text:style-name="T5">– </text:span>Что? Какое ещё дежавю?</text:p>
      <text:p text:style-name="P1"><text:span text:style-name="T5">–</text:span> Ложные воспоминания. Ты помнишь о чём-то, чего на самом деле никогда не было.</text:p>
      <text:p text:style-name="P1"><text:span text:style-name="T5">–</text:span> Хм. Может, и дежавю… Может… А если всё же было? Но ты не помнишь когда и как?</text:p>
      <text:p text:style-name="P1"><text:span text:style-name="T5">–</text:span> Дэш, не говори загадками. Если хочешь услышать внятный ответ, задавай внятный вопрос.</text:p>
      <text:p text:style-name="P1"><text:span text:style-name="T5">–</text:span> Не готова я… задать внятный вопрос. <text:span text:style-name="T5">–</text:span> <text:span text:style-name="T1">п</text:span>робормотала пегаска. <text:span text:style-name="T5">–</text:span> Нам туда.</text:p>
      <text:p text:style-name="P1">Дэш указала на тропку, уводящую от путей в молодой берёзово-кленовый лесок.</text:p>
      <text:p text:style-name="P1"><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1"><text:span text:style-name="T5">–</text:span> Из меня бегун тот ещё. <text:s/>Я проплыть могу больше, чем пробежать.</text:p>
      <text:p text:style-name="P1"><text:span text:style-name="T5">–</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5">–</text:span> Всё, Дэш. Я больше не могу.</text:p>
      <text:p text:style-name="P1"><text:span text:style-name="T5">–</text:span> Ты шутишь? Мы и полмили не пробежали.</text:p>
      <text:p text:style-name="P1"><text:span text:style-name="T5">–</text:span> Понимаешь, бег <text:span text:style-name="T1">—</text:span> не моя сильная сторона. Никогда не умел долго бегать.</text:p>
      <text:p text:style-name="P1"><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1"><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1"><text:span text:style-name="T5">–</text:span> Мы можем вернуться. А это место ты покажешь мне в другой раз. Выберемся туда в двухдневный поход.</text:p>
      <text:p text:style-name="P1"><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1"><text:span text:style-name="T5">&lt;</text:span><text:span text:style-name="T16">Cначала описать попытку усесться сверху. На первой попытке Макс поранился об брошь в гриве РД в виде радужной молнии</text:span><text:span text:style-name="T5">&gt;</text:span></text:p>
      <text:p text:style-name="P1"><text:span text:style-name="T5">–</text:span> Сможешь меня удержать?</text:p>
      <text:p text:style-name="P1"><text:soft-page-break/><text:span text:style-name="T5">–</text:span> Ты про руки, что ли? Смогу. А зачем?</text:p>
      <text:p text:style-name="P1"><text:span text:style-name="T5">–</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1"><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5">&lt;</text:span><text:span text:style-name="T16">Дэш расплачивается за Макса в кафе. Когда тот спрашивает, почему она и Пинки платят за него, Дэш, вместо ответа, говорит:</text:span></text:p>
      <text:p text:style-name="P1"><text:span text:style-name="T18">–</text:span><text:span text:style-name="T16"> Пинки? </text:span><text:span text:style-name="T18">–</text:span><text:span text:style-name="T16"> Дэш сморщила нос. </text:span><text:span text:style-name="T18">–</text:span><text:span text:style-name="T16"> Я скажу ей, чтоб больше не </text:span><text:span text:style-name="T18">платила.</text:span><text:span text:style-name="T5">&gt;</text:span></text:p>
      <text:p text:style-name="P1"><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5">–</text:span> Ф-р-р-р. Тьфу! Бр-р-р.</text:p>
      <text:p text:style-name="P1">Дэш выплюнула меня на берег и сама упала рядом.</text:p>
      <text:p text:style-name="P1"><text:span text:style-name="T5">–</text:span> Что ж? Ты? Не? Сказал? Что? <text:s/>Не? Умеешь? Плавать? <text:span text:style-name="T5">–</text:span> <text:span text:style-name="T1">в</text:span> промежутках между вздохами процедила <text:soft-page-break/>Дэш.</text:p>
      <text:p text:style-name="P1"><text:span text:style-name="T5">–</text:span> С чего ты взяла? Я умею.</text:p>
      <text:p text:style-name="P1"><text:span text:style-name="T5">–</text:span> Ты ушёл под воду! И не выныривал! <text:span text:style-name="T5">–</text:span> <text:span text:style-name="T1">о</text:span>т возмущения пегаска даже забыла дышать.</text:p>
      <text:p text:style-name="P1"><text:span text:style-name="T5">–</text:span> Я не выныривал, потому что решил поплавать под водой. Я, вообще, это дело люблю.</text:p>
      <text:p text:style-name="P1"><text:span text:style-name="T5">–</text:span> Что??! И ты не предупредил меня?!! Знаешь, как я испугалась?!! Ни одна пони без магии столько под водой не продержится!!</text:p>
      <text:p text:style-name="P1"><text:span text:style-name="T5">–</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5">–</text:span> Да. Это я виновата. Я дура. Извини, <text:span text:style-name="T5">–</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5">&lt;</text:span><text:span text:style-name="T16">В Кантерлоте Макс присутствует на церемонии прощания с Кимеринном</text:span><text:span text:style-name="T5">&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5">–</text:span> Ух ты! <text:span text:style-name="T5">–</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5">–</text:span> Как тут…</text:p>
      <text:p text:style-name="P1"><text:span text:style-name="T5">–</text:span> Красиво, правда? <text:span text:style-name="T5">–</text:span> Дэш отследила мой взгляд и кивнула.</text:p>
      <text:p text:style-name="P1"><text:span text:style-name="T5">–</text:span> Красиво <text:span text:style-name="T1">—</text:span> это не то <text:span text:style-name="T1">чувство</text:span>. Тут чудесно! Просто слов нет…</text:p>
      <text:p text:style-name="P1"><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5">–</text:span> А сейчас? Сейчас у тебя есть такое чувство?</text:p>
      <text:p text:style-name="P1"><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5">–</text:span> Это исключено, Дэш. Я никак не мог повстречаться с тобой в своём мире.</text:p>
      <text:p text:style-name="P1"><text:soft-page-break/><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5">–</text:span> Тебе надо просушить шерсть. Снимай-ка одежду! <text:span text:style-name="T5">–</text:span> <text:span text:style-name="T1">с</text:span>командовала Дэш.</text:p>
      <text:p text:style-name="P1"><text:span text:style-name="T5">–</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5">–</text:span> Куда это ты спрятался? <text:span text:style-name="T5">–</text:span> <text:span text:style-name="T1">з</text:span>аросли вербы раздвинулись, пропуская пегаску.</text:p>
      <text:p text:style-name="P1"><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5">–</text:span> Ты чего? <text:span text:style-name="T5">–</text:span> <text:span text:style-name="T1">в</text:span> конце-концов озадаченно спросила она. <text:span text:style-name="T5">–</text:span> Что-то не так?</text:p>
      <text:p text:style-name="P1"><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5">–</text:span> А с кем не так? Со мной? С тобой? Или вообще? <text:span text:style-name="T5">–</text:span> <text:span text:style-name="T1">д</text:span>опытывалась пегаска.</text:p>
      <text:p text:style-name="P1"><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1"><text:span text:style-name="T5">–</text:span> Ну и?</text:p>
      <text:p text:style-name="P1"><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5">–</text:span> А какой смысл в этом правиле? Какую цель оно преследует?</text:p>
      <text:p text:style-name="P1"><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5">–</text:span> Вот видишь, ты меня правильно поняла. Описанные тобой табу у нас, кстати, тоже есть.</text:p>
      <text:p text:style-name="P1"><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5">&lt;</text:span><text:span text:style-name="T16">Аликорны </text:span><text:span text:style-name="T18">—</text:span><text:span text:style-name="T16"> элементали. Они воплощают в себе какую-либо сторону чаяний и настроений сообщества пони. Анакорн </text:span><text:span text:style-name="T18">—</text:span><text:span text:style-name="T16"> супераликорн, элементаль всего мира</text:span><text:span text:style-name="T5">&gt;</text:span></text:p>
      <text:p text:style-name="P14"/>
      <text:p text:style-name="P1"><text:soft-page-break/><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8">zxcbzxcvb</text:span><text:span text:style-name="T5">&gt;</text:span>.</text:p>
      <text:p text:style-name="P1">Я не ответил.</text:p>
      <text:p text:style-name="P1">Пегаска подошла поближе и села, прижавшись тёплым боком ко мне.</text:p>
      <text:p text:style-name="P1"><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1">Вдоволь отсмеявшись, Дэш ткнула меня носом в грудь и спросила:</text:p>
      <text:p text:style-name="P1"><text:span text:style-name="T5">–</text:span> И?</text:p>
      <text:p text:style-name="P1"><text:span text:style-name="T5">–</text:span> Что “и”?</text:p>
      <text:p text:style-name="P1"><text:span text:style-name="T5">–</text:span> Ты сказал: “ А под конец сорвать штаны и…” <text:span text:style-name="T5">–</text:span> вот я и хочу знать, что “и”?</text:p>
      <text:p text:style-name="P1">Я смутился.</text:p>
      <text:p text:style-name="P1"><text:span text:style-name="T5">–</text:span> Да ничего… Не бери в голову.</text:p>
      <text:p text:style-name="P1"><text:span text:style-name="T5">–</text:span> А я хочу брать! Какой ты всё-таки… <text:span text:style-name="T5">–</text:span> Дэш встала, потянувшись сначала передней половиной, потом задней.</text:p>
      <text:p text:style-name="P1"><text:span text:style-name="T5">–</text:span> Какой?</text:p>
      <text:p text:style-name="P1"><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5">–</text:span> Дэш, ты..?</text:p>
      <text:p text:style-name="P1"><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5">–</text:span> Дэш!</text:p>
      <text:p text:style-name="P1"><text:span text:style-name="T5">–</text:span> Да? <text:span text:style-name="T5">–</text:span> как-то тихо и печально отозвалась пегаска, снова наклонившись ко мне.</text:p>
      <text:p text:style-name="P1"><text:soft-page-break/>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5">–</text:span> Ничего себе!</text:p>
      <text:p text:style-name="P1"><text:span text:style-name="T5">–</text:span> А ты как думал, откуда взялись пони-пегасы и пони-единороги?</text:p>
      <text:p text:style-name="P1"><text:span text:style-name="T5">–</text:span> Я думал, они всегда были.</text:p>
      <text:p text:style-name="P1"><text:span text:style-name="T5">–</text:span> Не всегда. Пегасы произошли от земных пони и грифонов. Пони-единороги <text:span text:style-name="T5">–</text:span> от земных пони и диких единорогов.</text:p>
      <text:p text:style-name="P1"><text:span text:style-name="T5">–</text:span> А что это за дикие единороги?</text:p>
      <text:p text:style-name="P1"><text:span text:style-name="T5">–</text:span> Сейчас они почти не встречаются. У них хвосты как у льва <text:span text:style-name="T1">—</text:span> с кисточкой на конце. И раздвоенные копыта.</text:p>
      <text:p text:style-name="P1"><text:span text:style-name="T5">–</text:span> А аликорны от кого произошли? От пегасов и единорогов?</text:p>
      <text:p text:style-name="P1"><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1"><text:span text:style-name="T5">–</text:span> Что ж, спасибо, что просветила. Однако…</text:p>
      <text:p text:style-name="P1"><text:span text:style-name="T5">–</text:span> Что?</text:p>
      <text:p text:style-name="P1"><text:span text:style-name="T5">–</text:span> Ты лежишь на мне.</text:p>
      <text:p text:style-name="P1"><text:span text:style-name="T5">–</text:span> Ну да, лежу, <text:span text:style-name="T5">–</text:span> Дэш ехидно улыбнулась и заёрзала животом. <text:span text:style-name="T5">–</text:span> А что?</text:p>
      <text:p text:style-name="P1"><text:span text:style-name="T5">–</text:span> А то, что в таком положении я до тебя не достану! У тебя слишком высоко расположена... ммм… анатомия.</text:p>
      <text:p text:style-name="P1"><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5">–</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oft-page-break/><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1"><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1"><text:span text:style-name="T5">–</text:span> Дэш, <text:span text:style-name="T5">–</text:span> рассмеялся я, <text:span text:style-name="T5">–</text:span> отпусти ухо!</text:p>
      <text:p text:style-name="P1"><text:span text:style-name="T5">–</text:span> Отпускаю, <text:span text:style-name="T5">–</text:span> шепнула пегаска мне в ухо. <text:span text:style-name="T5">–</text:span> А ты вытаскивай из меня палец и займись делом.</text:p>
      <text:p text:style-name="P1">С этими словами пегаска встала.</text:p>
      <text:p text:style-name="P4">***</text:p>
      <text:p text:style-name="P1">Последние полчаса мы просто лежали на пляже и нежились под вечерним солнцем, когда Дэш вскочила на ноги.</text:p>
      <text:p text:style-name="P1"><text:span text:style-name="T5">–</text:span> Мы опаздываем! Рэрити назначила на восемь часов вечера у Твайлайт!</text:p>
      <text:p text:style-name="P1"><text:span text:style-name="T5">&lt;</text:span><text:span text:style-name="T16">Р/Д отправляется в сон до Рэрити и там вспоминает Леро/Листа.</text:span><text:span text:style-name="T5">&gt;</text:span></text:p>
      <text:p text:style-name="P1">Пока я одевался, пегаска в нетерпении рыла копытом землю.</text:p>
      <text:p text:style-name="P1"><text:span text:style-name="T5">–</text:span> Оделся? Хватайся! <text:span text:style-name="T5">–</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5">&lt;</text:span><text:span text:style-name="T16">Вкратце суть сна Рэрити.</text:span></text:p>
      <text:p text:style-name="P1"><text:soft-page-break/><text:span text:style-name="T16">Она проснулась в мире Терры веб-дизайнером. И мир Эквестрии ей только снился </text:span><text:span text:style-name="T18">—</text:span><text:span text:style-name="T16"> и быстро начал забываться. Т.е. мир Эквестрии - всего лишь сон терранского парня (девушки?)</text:span></text:p>
      <text:p text:style-name="P1"><text:span text:style-name="T16">к экрану - очередь из пони (пони пропадают из Эквестрии). В очереди близко к экрану </text:span><text:span text:style-name="T18">—</text:span><text:span text:style-name="T16"> Селестия. Рэрити </text:span><text:span text:style-name="T18">—</text:span><text:span text:style-name="T16"> без очереди (у неё </text:span><text:span text:style-name="T18">—</text:span><text:span text:style-name="T16"> билет-пропуск от Индрэ).</text:span></text:p>
      <text:p text:style-name="P1"><text:span text:style-name="T16">Рэрити проснулась парнем, т.к. в Эквестрии </text:span><text:span text:style-name="T18">—</text:span><text:span text:style-name="T16"> матриархат, роль терранских мужчин там несут кобылы.</text:span></text:p>
      <text:p text:style-name="P1"><text:span text:style-name="T16">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1"/>
      <text:p text:style-name="P4">***</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5">&lt;</text:span><text:span text:style-name="T16">Влад рассказывает Максу о своём сне </text:span><text:span text:style-name="T18">—</text:span><text:span text:style-name="T16"> как он был поняхой, а потом проснулся в мире Терры</text:span><text:span text:style-name="T5">&gt;</text:span></text:p>
      <text:p text:style-name="P14"/>
      <text:p text:style-name="P1"><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1"><text:span text:style-name="T5">–</text:span> Да? Что “тут”? <text:span text:style-name="T5">–</text:span> Твайлайт была вся внимание.</text:p>
      <text:p text:style-name="P1"><text:span text:style-name="T5">–</text:span> Тут я проснулась.</text:p>
      <text:p text:style-name="P1"><text:span text:style-name="T5">–</text:span> О, понятно. Я была вынуждена прервать ваше сновидение, так как Макс очень плохо выглядел. <text:span text:style-name="T5">–</text:span> <text:soft-page-break/><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1">(<text:span text:style-name="T5">&lt;</text:span><text:span text:style-name="T16">согласовать с тем, что говорил Анакорн о Р/Д</text:span><text:span text:style-name="T5">&gt;</text:span>). </text:p>
      <text:p text:style-name="P1">Об этом Эгрегоре пишется в книге <text:span text:style-name="T5">&lt;</text:span><text:span text:style-name="T16">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5">–</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1"><text:span text:style-name="T5">&lt;</text:span><text:span text:style-name="T16">обоснование сна для Р/Д. РД видит несколько вариантов историй с Mane6 </text:span><text:span text:style-name="T18">—</text:span><text:span text:style-name="T16"> и с собой + Леро </text:span><text:span text:style-name="T18">—</text:span><text:span text:style-name="T16"> намёк на несовместимые фанфики</text:span></text:p>
      <text:p text:style-name="P1"><text:span text:style-name="T16">Пинки видит кошмар (кексики) и сходит с ума. И ещё она видит как Селестия стала Матрицей (подпрограммой Нексуса)</text:span><text:span text:style-name="T5">&gt;</text:span></text:p>
      <text:p text:style-name="P1"/>
      <text:p text:style-name="P1"><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1"><text:span text:style-name="T5">–</text:span> Кто <text:span text:style-name="T5">—</text:span> она? <text:span text:style-name="T5">–</text:span> повернулась Твайлайт.</text:p>
      <text:p text:style-name="P1"><text:span text:style-name="T5">–</text:span> Её Высочество, принцесса Селестия...</text:p>
      <text:p text:style-name="P1"/>
      <text:p text:style-name="P1"><text:span text:style-name="T5">&lt;</text:span><text:span text:style-name="T16">Подходя к замку Принцесс, Дэш рассказывает Максу обо сне, который она утаила - с Леро.</text:span><text:span text:style-name="T5">&gt;</text:span> </text:p>
      <text:p text:style-name="P1"/>
      <text:p text:style-name="P1"><text:span text:style-name="T5">&lt;</text:span><text:span text:style-name="T16">Кто следующий готов рассказывать?</text:span></text:p>
      <text:p text:style-name="P24">Пинки дёрнулась на месте, но промолчала.</text:p>
      <text:p text:style-name="P1"><text:span text:style-name="T18">–</text:span><text:span text:style-name="T16"> Я расскажу, - шагнула вперёд радужная пегаска. </text:span><text:span text:style-name="T18">–</text:span><text:span text:style-name="T16"> Хотя вряд ли ты узнаешь что-то полезное. Там галиматья какая-то…</text:span><text:span text:style-name="T5">&gt;</text:span></text:p>
      <text:p text:style-name="P1"/>
      <text:p text:style-name="P1"><text:span text:style-name="T5">&lt;</text:span><text:span text:style-name="T16">Сон РД:</text:span></text:p>
      <text:p text:style-name="P24">...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4">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4"><text:soft-page-break/>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16">В мире Терры они ищут Селестию. В конце-концов Макс находит её в кибермозге </text:span><text:span text:style-name="T18">—</text:span><text:span text:style-name="T16">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8">—</text:span><text:span text:style-name="T16"> Эгрегором Эквестрии. После чего пееренос на Землю на 10 лет назад. Начало написания “Последнего фанфика”.</text:span><text:span text:style-name="T5">&gt;</text:span></text:p>
      <text:p text:style-name="P14"/>
      <text:p text:style-name="P1"><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1"><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7">Привести эти же фразы в оригинале</text:span><text:span text:style-name="T5">&gt;</text:span></text:p>
      <text:p text:style-name="P1"><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5">&lt;</text:span><text:span text:style-name="T16">… В открывшемся шкафчике я увидел ряд вычурных бутылок и пузатых графинчиков. Их содержимое не вызывало у меня никаких сомнений.</text:span></text:p>
      <text:p text:style-name="P24"><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4"><text:span text:style-name="T5">–</text:span> А водку у вас принято пить?</text:p>
      <text:p text:style-name="P1"><text:span text:style-name="T18">–</text:span><text:span text:style-name="T16"> Некоторые употребляют. Но правительница Эквестрии, пьющая водку </text:span><text:span text:style-name="T17">—</text:span><text:span text:style-name="T16"> это уже черезчур. </text:span><text:span text:style-name="T18">–</text:span><text:span text:style-name="T16"> </text:span><text:soft-page-break/><text:span text:style-name="T16">Засмеялась Селестия. </text:span><text:span text:style-name="T18">–</text:span><text:span text:style-name="T16">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5">–</text:span> Знакомься, Макс, <text:span text:style-name="T5">–</text:span> начала представлять человека Твайлайт. <text:span text:style-name="T5">–</text:span> Это Пинки Пай…</text:p>
      <text:p text:style-name="P1"><text:span text:style-name="T5">–</text:span> Очень приятно, Макс.</text:p>
      <text:p text:style-name="P17">“Макс? Его зовут Макс? Я помню его под другим именем. У него было двухсложное имя. Не помню…”</text:p>
      <text:p text:style-name="P1"><text:span text:style-name="T5">–</text:span> Рэрити. <text:span text:style-name="T5">–</text:span> Твайлайт представила светло-серую единорожку, которая чуть склонила голову в приветствии.</text:p>
      <text:p text:style-name="P1"><text:span text:style-name="T5">–</text:span> Макс. <text:span text:style-name="T5">–</text:span> <text:span text:style-name="T1">к</text:span>ивнул ей в ответ человек.</text:p>
      <text:p text:style-name="P17">“И волосы у него были длинные… И была шерсть на лице… Но глаза - глаза те же…”</text:p>
      <text:p text:style-name="P1">Макс повернулся к ней.</text:p>
      <text:p text:style-name="P1"><text:span text:style-name="T5">–</text:span> Рэйнбоу Дэш. <text:span text:style-name="T5">–</text:span> <text:span text:style-name="T1">п</text:span>редставилась Дэш, всё ещё пытаясь вспомнить нечто ускользающее.</text:p>
      <text:p text:style-name="P1"><text:span text:style-name="T5">–</text:span> Макс. <text:span text:style-name="T5">–</text:span> <text:span text:style-name="T1">з</text:span>акончил представляться человек.</text:p>
      <text:p text:style-name="P17">“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5">–</text:span> Ну это мы ещё посмотрим, <text:span text:style-name="T5">–</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text:soft-page-break/>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5">&lt;</text:span><text:span text:style-name="T16">Концепция абсолютного зла. Вычеркнуть кого-то из бытия.</text:span></text:p>
      <text:p text:style-name="P1"><text:span text:style-name="T16">Пока идёт борьба за вычёркивание </text:span><text:span text:style-name="T17">—</text:span><text:span text:style-name="T16"> это вычёркивание является злом. Но когда вычёркивание произошло, зло исчезает </text:span><text:span text:style-name="T17">—</text:span><text:span text:style-name="T16"> т.к. вычеркнутого никогда не было, о нём никто не знает. Никто </text:span><text:span text:style-name="T17">—</text:span><text:span text:style-name="T16"> даже вычёркивающий</text:span><text:span text:style-name="T5">&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7">“Значит, всё. Вот как это бывает.”</text:p>
      <text:p text:style-name="P1">Она расправила левое крыло.</text:p>
      <text:p text:style-name="P17">“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7">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soft-page-break/>***</text:p>
      <text:p text:style-name="P1"><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1"><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1"><text:span text:style-name="T5">–</text:span> Что такое “рекурсивный сон”?</text:p>
      <text:p text:style-name="P1"><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1"><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1"><text:span text:style-name="T5">–</text:span> Дайте ей рассказать сон, <text:span text:style-name="T5">–</text:span> протиснулась между подруг РД. <text:span text:style-name="T5">–</text:span> Что ты…</text:p>
      <text:p text:style-name="P1"><text:span text:style-name="T5">–</text:span> А<text:span text:style-name="T1">АА</text:span>!!! <text:span text:style-name="T5">–</text:span> Пинки тонко вскрикнула и затряслась, глядя на РД полными ужаса глазами.</text:p>
      <text:p text:style-name="P1"><text:span text:style-name="T5">–</text:span> Ты чего? <text:span text:style-name="T5">–</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1"><text:span text:style-name="T5">–</text:span> Если тебе тяжело вспоминать сон, не мучайся, <text:span text:style-name="T5">–</text:span> обратилась Твайлайт.</text:p>
      <text:p text:style-name="P1"><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1"><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1"><text:span text:style-name="T5">–</text:span> А кто такая “Она”? <text:span text:style-name="T5">–</text:span> не выдержала Дэш.</text:p>
      <text:p text:style-name="P1"><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1"><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1"><text:span text:style-name="T5">–</text:span> Бедняжка, <text:span text:style-name="T5">–</text:span> прошептала Рэрити, <text:span text:style-name="T5">–</text:span> у неё сейчас вид как у <text:span text:style-name="T5">&lt;</text:span><text:span text:style-name="T16">сумасшедшей кобылы</text:span><text:span text:style-name="T5">&gt;</text:span>, когда та пытается спрятаться от полной луны. Я пойду, отведу её в госпиталь. Мне кажется, в ближайшее время <text:soft-page-break/>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6">добавить сочувствия</text:span><text:span text:style-name="T5">&gt;</text:span>.</text:p>
      <text:p text:style-name="P1"/>
      <text:p text:style-name="P1"><text:span text:style-name="T5">&lt;</text:span><text:span text:style-name="T16">После этого случая Тавйлайт решает прекратить сеансы двойного сна. Сеанса с ЭйДжей и Флатти не будет</text:span><text:span text:style-name="T5">&gt;</text:span></text:p>
      <text:p text:style-name="P1"/>
      <text:h text:style-name="Heading_20_2" text:outline-level="2">Исчезновение Селестии</text:h>
      <text:p text:style-name="P1"/>
      <text:p text:style-name="P1"><text:span text:style-name="T5">–</text:span> И в твоём мире нет пони-пегасов и пони-единорогов? Есть только земнопони? <text:span text:style-name="T5">–</text:span> допытывалась РД.</text:p>
      <text:p text:style-name="P1"><text:span text:style-name="T5">–</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5">&lt;</text:span><text:span text:style-name="T17">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5">–</text:span> Ну хорошо, а кто вами правит? Аликорн? Драконикус? Какой-нибудь человек с рогом во лбу? Или у вас нет правителя?</text:p>
      <text:p text:style-name="P1"><text:span text:style-name="T5">–</text:span> Нет, почему? Правитель есть. Только он не постоянный. Его избирают. Раз в несколько лет.</text:p>
      <text:p text:style-name="P1"><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7">изменить причину удивления</text:span><text:span text:style-name="T5">&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5">–</text:span> Хм. Узнаю походку Твайлайт. Что-то случилось. <text:span text:style-name="T5">–</text:span> заметила <text:span text:style-name="T1">пегаска</text:span>.</text:p>
      <text:p text:style-name="P1">И впрямь, на запыхавшейся единорожке лица не было.</text:p>
      <text:p text:style-name="P1"><text:span text:style-name="T5">–</text:span> Она исчезла!!! <text:span text:style-name="T5">–</text:span> Твайлайт не могла отдышаться.</text:p>
      <text:p text:style-name="P1"><text:span text:style-name="T5">–</text:span> Кто <text:span text:style-name="T1">—</text:span> она??? <text:span text:style-name="T5">–</text:span> <text:span text:style-name="T1">х</text:span>ором воскликнули мы и переглянулись.</text:p>
      <text:p text:style-name="P1"><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1"><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1"><text:span text:style-name="T5">–</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1"><text:soft-page-break/><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1"><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5">–</text:span> Не могу ничем помочь. Я знаю не больше твоего.</text:p>
      <text:p text:style-name="P1">Луна как будто ожидала такой ответ.</text:p>
      <text:p text:style-name="P1"><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1"><text:span text:style-name="T5">–</text:span> Приложу все усилия, Ваше Высочество. Но мне понадобится провести некоторое время в библиотеке Кантерлота.</text:p>
      <text:p text:style-name="P1"><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oft-page-break/><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1"><text:span text:style-name="T5">&lt;</text:span><text:span text:style-name="T16">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1"><text:span text:style-name="T5">&lt;</text:span><text:span text:style-name="T16">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16">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8">—</text:span><text:span text:style-name="T16"> Луна создаёт обратный коридор в срок.</text:span><text:span text:style-name="T5">&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5">—</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5">—</text:span> виднелось под листвой плюща.</text:p>
      <text:p text:style-name="P1">“Откуда здесь взялся рухнувший Боинг?” <text:span text:style-name="T5">&lt;</text:span><text:span text:style-name="T17">Дуглас </text:span><text:span text:style-name="T18">—</text:span><text:span text:style-name="T17"> </text:span><text:span text:style-name="T18">DC-3</text:span><text:span text:style-name="T5">&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14"/>
      <text:p text:style-name="P1"><text:span text:style-name="T5">&lt;</text:span><text:span text:style-name="T16">высоко летать нельзя из-за молний</text:span><text:span text:style-name="T5">&gt;</text:span></text:p>
      <text:p text:style-name="P14"/>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5">—</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text:soft-page-break/>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6">двухмесячной</text:span><text:span text:style-name="T5">&gt;</text:span> давности осталось лишь направление движения.</text:p>
      <text:p text:style-name="P1">И опять, как <text:span text:style-name="T5">&lt;</text:span><text:span text:style-name="T16">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text:soft-page-break/>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text:soft-page-break/>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6">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4">***</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5">&lt;</text:span><text:span text:style-name="T16">Поиски Селестии — сюжет:</text:span></text:p>
      <text:p text:style-name="P24">Базовое положение: Селестия физически находится на компе Влада в соседнем с максовым доме, в качестве этической подпрограммы к Нексусу.</text:p>
      <text:p text:style-name="P24">Кратко:</text:p>
      <text:p text:style-name="P2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4">Эпизод 1:</text:p>
      <text:p text:style-name="P24"><text:soft-page-break/>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4">…</text:p>
      <text:p text:style-name="P24">Итого:</text:p>
      <text:p text:style-name="P2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4">Эпизод 3.5 (необязательный): День из жизни Дискорда (впечатления от нового мира, интерес путешествия, нежелание возвращаться).</text:p>
      <text:p text:style-name="P24">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16">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soft-page-break/>***</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5">&lt;</text:span><text:span text:style-name="T16">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text:soft-page-break/>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5">&gt;</text:span>\Привет, Нексус. Это Макс.</text:p>
      <text:p text:style-name="P1"><text:span text:style-name="T5">&lt;\</text:span>Привет, Макс. Рад тебя видеть.</text:p>
      <text:p text:style-name="P17">Хм. Блок эмоций? Или просто модификация стандартного приветствия?</text:p>
      <text:p text:style-name="P1"><text:span text:style-name="T5">&gt;\</text:span>Нексус, отключи память событий за последнюю неделю.</text:p>
      <text:p text:style-name="P1"><text:span text:style-name="T5">&lt;\</text:span>Выполнено, Макс.</text:p>
      <text:p text:style-name="P1"><text:span text:style-name="T5">&gt;</text:span>\Задача по корпоративной логике. Выдай наиболее оптимальное решение.</text:p>
      <text:p text:style-name="P1"><text:span text:style-name="T5">&lt;\</text:span>Жду с нетерпением, Макс.</text:p>
      <text:p text:style-name="P1"><text:span text:style-name="T5">&gt;\</text:span>Постановка задачи.</text:p>
      <text:p text:style-name="P1"><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5">&gt;\</text:span>Ограничения.</text:p>
      <text:p text:style-name="P1"><text:span text:style-name="T5">&gt;\</text:span>Ты не можешь подать в суд на компанию Б и ждать результатов, так как за время разбирательства компания А обанкротится.</text:p>
      <text:p text:style-name="P1"><text:span text:style-name="T5">&gt;\</text:span>Задание.</text:p>
      <text:p text:style-name="P1"><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5">&lt;\</text:span>Задача принята...</text:p>
      <text:p text:style-name="P1"><text:span text:style-name="T5">&lt;\</text:span>...</text:p>
      <text:p text:style-name="P1"><text:span text:style-name="T5">&lt;\</text:span>...</text:p>
      <text:p text:style-name="P1"><text:span text:style-name="T5">&lt;\</text:span>Решение:</text:p>
      <text:p text:style-name="P1"><text:span text:style-name="T5">&lt;\&lt;</text:span><text:span text:style-name="T16">Не следует противопоставлять злу ещё большее зло - это только усилит его — </text:span><text:span text:style-name="T17">кодовая фраза</text:span><text:span text:style-name="T1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oft-page-break/><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text:soft-page-break/>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5">&lt;</text:span><text:span text:style-name="T16">трёх</text:span><text:span text:style-name="T5">&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4">***</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text:soft-page-break/>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5">&lt;</text:span><text:span text:style-name="T16">три месяца</text:span><text:span text:style-name="T5">&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14"/>
      <text:p text:style-name="P1"><text:span text:style-name="T5">&lt;</text:span><text:span text:style-name="T16">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6">расширить</text:span><text:span text:style-name="T5">&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6">расширить</text:span><text:span text:style-name="T5">&gt;</text:span>.</text:p>
      <text:p text:style-name="P1"><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6">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6">пять</text:span><text:span text:style-name="T5">&gt;</text:span>длинную прореху в куртке, <text:span text:style-name="T5">&lt;</text:span><text:span text:style-name="T16">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6">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5">&lt;</text:span><text:span text:style-name="T16">подать фонарь под другим сосусом</text:span><text:span text:style-name="T5">&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6">уменьшить подозрения — о них должен догадаться Макс</text:span><text:span text:style-name="T5">&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text:soft-page-break/>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6">улучшить</text:span><text:span text:style-name="T5">&gt;</text:span>. А тот случай, когда мне пришлось зашивать тебе куртку после нападения убийц <text:span text:style-name="T5">&lt;</text:span><text:span text:style-name="T16">клоунов/санта-клаусов</text:span><text:span text:style-name="T5">&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5">&lt;</text:span><text:span text:style-name="T16">сначала эпизод - проверка сумки в серверной</text:span><text:span text:style-name="T5">&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text:soft-page-break/>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5">&lt;</text:span><text:span text:style-name="T16">“Последний Единорог” Питера Бигла</text:span><text:span text:style-name="T5">&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1"><text:span text:style-name="T5">&lt;</text:span><text:span text:style-name="T16">расширить. Перед кафешкой - диалог с Флатти и ЭйДжей. Все думают, что наконец-то нашли Селестию. Все ликуют</text:span><text:span text:style-name="T5">&gt;</text:span></text:p>
      <text:p text:style-name="P14"/>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5">&lt;</text:span><text:span text:style-name="T16">Расширить сцену в кафе. Ожидание, подьём и… падение ожиданий</text:span><text:span text:style-name="T5">&gt;</text:span></text:p>
      <text:p text:style-name="P1"/>
      <text:p text:style-name="P4">***</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text:soft-page-break/>–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5">&lt;</text:span><text:span text:style-name="T16">упомянуть болезнь Флатти в соответствующем разделе</text:span><text:span text:style-name="T5">&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text:soft-page-break/>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5">&lt;</text:span><text:span text:style-name="T16">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34"/>
      <text:p text:style-name="P3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4"/>
      <text:p text:style-name="P44">Разговор не клеился.</text:p>
      <text:p text:style-name="P3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4"><text:soft-page-break/><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4"><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4"><text:span text:style-name="T5">– </text:span>Ну хорошо. Убедила. В конце-концов, можем поступить так. Вы с Флатти вернётесь обратно а я продолжу поиски здесь.</text:p>
      <text:p text:style-name="P34"><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34"><text:span text:style-name="T5">– </text:span>Вы можете связываться со мной раз в месяц по коридору.</text:p>
      <text:p text:style-name="P34"><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4"><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4">Эпплджек недоверчиво хмыкнула.</text:p>
      <text:p text:style-name="P34"><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4"><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4"><text:span text:style-name="T5">– </text:span>Конечно оставаться. Кто ещё, кроме нас, может найти её?</text:p>
      <text:p text:style-name="P34"><text:span text:style-name="T5">– </text:span>Я думал, ты не сможешь оставить Энджела и всех остальных надолго.</text:p>
      <text:p text:style-name="P34"><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6"><text:span text:style-name="T5">– </text:span>Извини, Флаттершай, забылся.</text:p>
      <text:p text:style-name="P36"><text:span text:style-name="T5">– </text:span>Та ладно, я ж не против, – возразила Эпплджек. – Не парься, Флатти. Было б хуже, если б он <text:s/>назвал меня Эпплджек на людях.</text:p>
      <text:p text:style-name="P36"><text:span text:style-name="T5">– </text:span>Ты так... – запнулась Флаттершай. – Так быстро забыла свою ферму. И...</text:p>
      <text:p text:style-name="P36"><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6"><text:span text:style-name="T5">– </text:span>Как ты можешь так говорить? – расплакалась Флаттершай.</text:p>
      <text:p text:style-name="P36"><text:span text:style-name="T5">– </text:span>Эй, девушки, не ссорьтесь! Мы — одна команда! И надеюсь, останемся ею и в дальнейшем. </text:p>
      <text:list xml:id="list6180559996154398332" text:style-name="L5">
        <text:list-header>
          <text:p text:style-name="P8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6"><text:soft-page-break/><text:span text:style-name="T5">– </text:span>А если нет? – Эпплджек смотрела мне мне прямо в глаза.</text:p>
      <text:list xml:id="list190326780377353" text:continue-numbering="true" text:style-name="L5">
        <text:list-header>
          <text:p text:style-name="P81">Я молча пожал плечами. Эпплджек уверенно продолжила.</text:p>
        </text:list-header>
      </text:list>
      <text:p text:style-name="P36"><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6"><text:span text:style-name="T5">– </text:span>Спасибо, ЭйДжей.</text:p>
      <text:p text:style-name="P36"><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326408808140" text:continue-numbering="true" text:style-name="L5">
        <text:list-header>
          <text:p text:style-name="P81">Флаттершай пробормотала нечто, показавшееся мне знакомым.</text:p>
        </text:list-header>
      </text:list>
      <text:p text:style-name="P36"><text:span text:style-name="T5">– </text:span>Флатти, ты что-то сказала? Я не расслышал.</text:p>
      <text:p text:style-name="P36"><text:span text:style-name="T5">– </text:span>Намерение Изменяет Реальность.</text:p>
      <text:p text:style-name="P36"><text:span text:style-name="T5">– </text:span>Эээ. А где ты слышала эту фразу, если не секрет?</text:p>
      <text:p text:style-name="P36"><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326702229416" text:continue-numbering="true" text:style-name="L5">
        <text:list-header>
          <text:p text:style-name="P81">У меня как будто вспыхнула лампочка в мозгу. Кирпичики быстро выстраивались в целостную картину. Я ринулся в прихожую.</text:p>
        </text:list-header>
      </text:list>
      <text:p text:style-name="P36"><text:span text:style-name="T5">– </text:span>Флатти, ЭйДжей, буду через час. Ждите!</text:p>
      <text:p text:style-name="P34"/>
      <text:h text:style-name="P85" text:outline-level="2">Почти.</text:h>
      <text:p text:style-name="P46"/>
      <text:p text:style-name="P36">В офисе меня встретил лыбящийся Стас.</text:p>
      <text:p text:style-name="P3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6">Я уставился на Стаса и он, захлёбываясь от торопливости, начал <text:span text:style-name="T5">расказывать</text:span>.</text:p>
      <text:p text:style-name="P3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6">– Ты его уничтожил?</text:p>
      <text:p text:style-name="P36">– Кого?</text:p>
      <text:p text:style-name="P36">– Этический модуль. Селестию.</text:p>
      <text:p text:style-name="P3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6">– Ты его уничтожил?</text:p>
      <text:p text:style-name="P3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36">– То есть, на домашнем компьютере Влада модуль работает и дальше?</text:p>
      <text:p text:style-name="P36">– Ага. К нему-то у меня доступа нету. Но в кластер к Нексусу он больше не пролезет.</text:p>
      <text:p text:style-name="P36">– Спасибо, Стас. Ты молодец.</text:p>
      <text:p text:style-name="P36">Ниточка, чуть было не прервавшаяся в офисе, повела в квартиру Влада.</text:p>
      <text:p text:style-name="P36"/>
      <text:h text:style-name="P85" text:outline-level="2">Дискорд</text:h>
      <text:p text:style-name="Text_20_body"/>
      <text:p text:style-name="P46">Девушки поспешно собирались, пока я растолковывал им задачу.</text:p>
      <text:p text:style-name="P4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6"><text:span text:style-name="T5">– </text:span>Это тот твой приятель, который разбился с полгода назад? – спросила Эпплджек.</text:p>
      <text:p text:style-name="P46"><text:span text:style-name="T5">– </text:span>Да, это он.</text:p>
      <text:p text:style-name="P46"><text:span text:style-name="T5">– </text:span>А как мы попадём в его квартиру? Там сейчас кто-то живёт? – Флаттершай прыгала на одной ноге, натягивая кед.</text:p>
      <text:p text:style-name="P4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6">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4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6">Плохо написано!</text:span><text:span text:style-name="T5">&gt;</text:span></text:p>
      <text:p text:style-name="P47">Я поднёс брелок пропуска к домофону, но дверь подъезда не открылась. Замигала красная лампочка и зажужжал зуммер.</text:p>
      <text:p text:style-name="P47">Я выругался.</text:p>
      <text:p text:style-name="P47"><text:span text:style-name="T5">– </text:span>Макс, что случилось? У нас проблемы?</text:p>
      <text:p text:style-name="P4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7"><text:span text:style-name="T5">– </text:span>Так что, будем ломать дверь? – Эпплджек критически осмотрелась, подмечая бабулек на лавочке и зевак во внутреннем скверике.</text:p>
      <text:p text:style-name="P47"><text:span text:style-name="T5">– </text:span>Нет нужды. Лучше станьте-ка сзади меня так, чтобы заслонить от этих бабулек и от вооон той камеры <text:soft-page-break/>наблюдения.</text:p>
      <text:list xml:id="list4740407815729581680" text:style-name="L6">
        <text:list-header>
          <text:p text:style-name="P8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6">Раздался лёгкий «кряк» и дверь подалась.</text:p>
      <text:p text:style-name="P49"><text:span text:style-name="T5">– </text:span>Девушки, заходим.</text:p>
      <text:p text:style-name="P3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6">Прихожая встретила нас толстым слоем пыли. Мы тихонько прошли внутрь и я закрыл дверь изнутри.</text:p>
      <text:p text:style-name="P34"><text:span text:style-name="T1">Компьютер</text:span> стоял там же, где и обычно <text:span text:style-name="T1">— в личном кабинете Влада на столе у окна.</text:span></text:p>
      <text:p text:style-name="P49"><text:span text:style-name="T5">– </text:span>Макс, тут окно разбито! И верёвка какая-то висит. – крикнула Флаттершай из кухни.</text:p>
      <text:p text:style-name="P49"><text:span text:style-name="T5">– </text:span>Оставь, Флатти, не сейчас! – отмахнулся я.</text:p>
      <text:p text:style-name="P55">Лампочка питания на ноутбуке горела, <text:s/>но подключенный монитор оставался тёмным. Я постучал по пробелу, но безрезультатно.</text:p>
      <text:p text:style-name="P4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49"><text:span text:style-name="T5">– </text:span>Монитор выключен. – <text:s/>раздалось из угла. Кресло с высокой спинкой повернулось, открыв нашим взорам Дискорда. </text:p>
      <text:p text:style-name="P4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9">Он приподнял панамку, дурашливо здороваясь.</text:p>
      <text:p text:style-name="P49"><text:span text:style-name="T5">– </text:span>Оп-па! – пробормотала Эпплджек. – Нежданчик!</text:p>
      <text:p text:style-name="P49"><text:span text:style-name="T5">– </text:span>Ты, я вижу, времени не терял, – моя рука под прикрытием стола медленно тянулась к тяжёлой фарфоровой кружке, стоящей на краю.</text:p>
      <text:p text:style-name="P56"><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6"><text:soft-page-break/><text:span text:style-name="T5">– </text:span>А почему ты вообще решил искать нас тут? – спросила Эпплджек. – Приехал бы домой. Мы б тебя чаем напоили.</text:p>
      <text:p text:style-name="P56"><text:span text:style-name="T5">– </text:span>Видишь ли, дорогая Эй-Джей, я с самого начала знал, где находится наша уважаемая принцесса, а времени в обрез, так что...</text:p>
      <text:p text:style-name="P58">В проёме дверей появилась Флаттершай.</text:p>
      <text:p text:style-name="P56"><text:span text:style-name="T5">– </text:span>С кем это вы тут разговариваете?</text:p>
      <text:list xml:id="list6166062654767095982" text:style-name="L7">
        <text:list-header>
          <text:p text:style-name="P8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8">Оглушённый Дискорд попытался было отъехать на кресле в сторону, но я припёр его стулом к стенке.</text:p>
      <text:p text:style-name="P56">– Жанна, Флатти, хватайте ноут и на выход! Я с ним разберусь! Не теряйте вре...!</text:p>
      <text:p text:style-name="P56">– ТЫ ИДИО...!!!</text:p>
      <text:p text:style-name="P56">Дискорд <text:s/>зорал одновременно со мной, прикрываясь от меня руками, когда раздался оглушительный</text:p>
      <text:p text:style-name="P56">...</text:p>
      <text:p text:style-name="P57">БАХ!!!</text:p>
      <text:p text:style-name="P56">…</text:p>
      <text:p text:style-name="P56">Эпплджек с <text:s/>нервным всхлипом опустила толстенный том «Энтерпрайз-паттернов» , издание девятое, дополненное.</text:p>
      <text:p text:style-name="P49">На лице Дискорда появилось удивлённо-мечтательное выражение и он вырубился.</text:p>
      <text:p text:style-name="P49"/>
      <text:h text:style-name="Heading_20_2" text:outline-level="2">Селестия</text:h>
      <text:p text:style-name="P49"/>
      <text:p text:style-name="P49">Включенный монитор показал схематическое изображение Селестиии, </text:p>
      <text:p text:style-name="P50">&gt;\<text:span text:style-name="T1">Привет, Селестия. Это Макс. Как себя чувствуешь?</text:span></text:p>
      <text:p text:style-name="P50">&lt;\<text:span text:style-name="T1">Макс? МАКС??? МА-А-А-АКС!!! НАКОНЕЦ-ТО! КАК Я РАДА ТЕБЯ СЛЫШАТЬ! </text:span></text:p>
      <text:p text:style-name="P50">&gt;\<text:span text:style-name="T1">Я рад, что нашёл тебя, Тия.</text:span></text:p>
      <text:p text:style-name="P5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0">&gt;\<text:span text:style-name="T1">Тия, я сейчас подключу микрофон и колонки, и мы сможем общаться более удобно.</text:span></text:p>
      <text:p text:style-name="P49">…</text:p>
      <text:p text:style-name="P49">– Привет опять. Как ты меня слышишь?</text:p>
      <text:p text:style-name="P4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50">– <text:span text:style-name="T1">Могу себе представить. Как-то раз я провёл три часа камере сенсорной депривации. Мне не понравилось.</text:span></text:p>
      <text:p text:style-name="P49">– Эммм... Ваше Высочество, вы в порядке? Мы так рады, что наконец-то нашли Вас! – вклинилась в разговор Эпплджек.</text:p>
      <text:p text:style-name="P49">– Кто тут? Макс, кто ещё с тобой?</text:p>
      <text:p text:style-name="P50"><text:soft-page-break/><text:span text:style-name="T1">– Со мной Эпплджек и Флаттершай. Мы пришли сюда полгода </text:span>&lt;<text:span text:style-name="T13">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50">– <text:span text:style-name="T1">Девочки? Я рада вас слышать. А Твайлайт нет рядом?</text:span></text:p>
      <text:p text:style-name="P4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9">При этих словах Дискорд замычал и задёргался. Эпплджек нахмурилась и проверила верёвки, привязывающие его к спинке стула.</text:p>
      <text:p text:style-name="P4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9">– Ноутбук — так называется место, где я нахожусь сейчас? А кто это мычит?</text:p>
      <text:p text:style-name="P4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9">– О, духи предков, но зачем??? Почему у него кляп во рту?</text:p>
      <text:p text:style-name="P49">– Мы связали его. Он нас предал. И тебя. И Эквестрию. Всех.</text:p>
      <text:p text:style-name="P49">При этих словах Эпплджек и Флаттершай непонимающе уставились на меня, а Дискорд протестующе замычал.</text:p>
      <text:p text:style-name="P49">Я начал рассказывать о своих догадках, и непонимающее выражение на лицах девушек сменилось удивлением.</text:p>
      <text:p text:style-name="P4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9">– А зачем тогда ты приложила его книгой? – непонимающе уставился я на неё.</text:p>
      <text:p text:style-name="P49">– Потому что ты напал на него. Я и подумала — тебе виднее. И подсобила.</text:p>
      <text:p text:style-name="P49">Флаттершай отрицающе мотнула головой.</text:p>
      <text:p text:style-name="P49">– Не может Дискорд быть предателем. Он мой друг.</text:p>
      <text:p text:style-name="P49">Дискорд благодарственно замычал и закивал головой.</text:p>
      <text:p text:style-name="P4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9">Дискорд завёл глаза на лоб и обречённо завыл.</text:p>
      <text:p text:style-name="P49">– Макс, постой. Дай мне поговорить с ним. – сказала Селестия. – Не могу поверить, что Дискорд на такое пошёл.</text:p>
      <text:p text:style-name="P49">– Ну хорошо. Поговори. Послушаем, что он скажет.</text:p>
      <text:p text:style-name="P49">Я красноречиво покачал кулак перед его носом и вытащил кляп.</text:p>
      <text:p text:style-name="P49">...</text:p>
      <text:p text:style-name="P60">– Ффы, тьфу, пффф, пфу! <text:span text:style-name="T5">&lt;</text:span><text:span text:style-name="T16">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60">– Это я-то устраиваю цирк?!! ДА ТЫ НА СЕБЯ ПОСМОТРИ, КЛОУН!!! На людей кидаешься, чашками бросаешься, вон, мне нос разбил! Дерёшься...</text:p>
      <text:p text:style-name="P60"><text:soft-page-break/>Я угрожающе поднёс тряпку к лицу Дискорда.</text:p>
      <text:p text:style-name="P60">– Ещё одно слово в таком тоне, и ты заткнёшься, а мы уйдём в Эквестрию без тебя!</text:p>
      <text:p text:style-name="P6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0">Дискорд демонстративно закрыл рот и посвистывая уставился в потолок.</text:p>
      <text:p text:style-name="P60">Разговор зашёл в тупик.</text:p>
      <text:p text:style-name="P62"/>
      <text:p text:style-name="P63">На мониторе высветился текст:</text:p>
      <text:p text:style-name="P6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3"/>
      <text:p text:style-name="P63">Из колонок послышался лёгкий шорох.</text:p>
      <text:p text:style-name="P60">– Дик, сейчас не время для ссор. – голос Селестии был мягким, но настойчивым. – Мы в одной лодке.</text:p>
      <text:p text:style-name="P60">– Тебе легко говорить! Тебе не разбивали нос и не оскорбляли угрозами!</text:p>
      <text:p text:style-name="P60">– Ты должен понимать, что у Макса были все основания так себя вести. Твоё поведение вызвало подозрения у него, ведь он мало тебя знает. </text:p>
      <text:p text:style-name="P60">К уговорам Селестии присоединилась Флаттершай.</text:p>
      <text:p text:style-name="P60">– Дискорд, миленький, прости его. Макс хороший. Он просто не знал, что ты тоже хороший...</text:p>
      <text:p text:style-name="P60">У Дискорда покраснели уши и он засмущался и заворчал.</text:p>
      <text:p text:style-name="P6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0">Я пропустил «дятла» мимо ушей.</text:p>
      <text:p text:style-name="P6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1">***</text:p>
      <text:p text:style-name="P6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0"><text:soft-page-break/>Потому разбрасываться такой возможностью не стоит. Если уж тебе повезло оказаться в новом мире — исследуй его сполна!..</text:p>
      <text:p text:style-name="P61">***</text:p>
      <text:p text:style-name="P65">&lt;<text:span text:style-name="T17">сюда можно вставить похождения Дискорда — вторая неопубликованная глава. Первая — секс с Селестией</text:span>&gt;</text:p>
      <text:p text:style-name="P61">***</text:p>
      <text:p text:style-name="P63">– Развяжите мне, наконец, руки! Или хотя бы одну. Плечами жестикулировать неудобно.... </text:p>
      <text:p text:style-name="P63">Я развязал Дискорду левую руку.</text:p>
      <text:p text:style-name="P6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3">Дискорд принялся разминать затёкшее запястье.</text:p>
      <text:p text:style-name="P6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3">– Какое письмо, Корди? – вскинулась до этого зачарованно слушавшая Дискорда Флаттершай.</text:p>
      <text:p text:style-name="P63">– Ну ваше же! Вы с Эпплджек написали мне о своих мытарствах тут. Вежливо так написали, спасибо...</text:p>
      <text:p text:style-name="P63">Флаттершай покрылась пунцовыми пятнами.</text:p>
      <text:p text:style-name="P63">– Я... Мы... – тут она совсем стушевалась.</text:p>
      <text:p text:style-name="P63">– Так а почему ты сказал, что никто не уйдёт в Эквестрию? – наконец перебила Дискорда скучавшая до этого Эпплджек.</text:p>
      <text:p text:style-name="P63">Дискорд уставился на неё долгим взглядом, а потом хлопнул себя по лбу.</text:p>
      <text:p text:style-name="P6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12">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12">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63">– И что? – продолжила его мысль Эпплджек.</text:p>
      <text:p text:style-name="P63">– Эквестрийские <text:span text:style-name="T5">&lt;</text:span><text:span text:style-name="T16">три месяца</text:span><text:span text:style-name="T5">&gt;</text:span> КО-РО-ЧЕ местных. – с нажимом повторил Дискорд. – По моим подсчётам, на два дня.</text:p>
      <text:p text:style-name="P63">– И?!! – до меня уже дошло, но Эпплджек продолжала тупить.</text:p>
      <text:p text:style-name="P63">– Короче, времени у нас осталось что-то около пятнадцати минут. Или около того. – заявил Дискорд, поднеся к глазам запястье с массивными часами.</text:p>
      <text:p text:style-name="P63">– СКОЛЬКО??? – воскликнули хором я и девушки.</text:p>
      <text:p text:style-name="P63"><text:soft-page-break/>Дискорд открыл было рот, но его слова заглушил звонок в дверь.</text:p>
      <text:p text:style-name="P63">– ОТКРОЙТЕ, ПОЛИЦИЯ! Вам даётся полминуты, чтобы открыть дверь. Через тридцать секунд дверь будет выбита!</text:p>
      <text:p text:style-name="P6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3">Блядь!</text:p>
      <text:p text:style-name="P63">– На крышу, живо!!! Через окно на кухне! – зашипел Дискорд, отчаянно дёргая узлы свободной рукой.</text:p>
      <text:p text:style-name="P63">Эпплджек, одной рукой сгребя в охапку ноутбук, второй увлекая Флаттершай, кинулась на кухню.</text:p>
      <text:p text:style-name="P63">– А толку? Куда мы с крыши денемся? – спросил я растерянно. Дискорд только раздражённо зарычал в ответ.</text:p>
      <text:p text:style-name="P60">Дверь содрогнулась от мощного удара. Послышался стук падающей штукатурки. Я сломя голову кинулся на кухню.</text:p>
      <text:p text:style-name="P60">– Развяжи меня, идиот!!! – гаркнул вдогонку Дискорд.</text:p>
      <text:p text:style-name="P6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0">– Давай на крышу! Я догоню! – рявкнул он, освобождая вторую руку.</text:p>
      <text:p text:style-name="P60">От второго удара дверная коробка крякнула и наполовину въехала в коридор. </text:p>
      <text:p text:style-name="P6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0">Верёвка в кухонном окне дёргалась от движений лезущих по ней Флатти и Эпплджек. Я словил её рукой и стал на подоконник.</text:p>
      <text:p text:style-name="P60">Чёрт!</text:p>
      <text:p text:style-name="P6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0">Но нет, триста тысяч чертей, раз девушки смогли – я тоже смогу!</text:p>
      <text:p text:style-name="P6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0">Я успел сократить расстояние до Эпплджек наполовину, когда девушки нашли решение.</text:p>
      <text:p text:style-name="P6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60">Я выдохнул.</text:p>
      <text:p text:style-name="P6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0">Чёрт! Чёрт! Чёрт! Чёрт!</text:p>
      <text:p text:style-name="P60">Бля!!!...</text:p>
      <text:p text:style-name="P60">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60"/>
      <text:h text:style-name="Heading_20_2" text:outline-level="2">Назад, в Эквестрию</text:h>
      <text:p text:style-name="P60"/>
      <text:p text:style-name="P60">Долго паниковать не пришлось. </text:p>
      <text:p text:style-name="P60">Я почувствовал сильный рывок за шиворот и захват поперёк груди. </text:p>
      <text:p text:style-name="P60">– ОТПУСТИ ДЕВЧОНКУ!!! – загрохотало мне в ухо. Я открыл глаза.</text:p>
      <text:p text:style-name="P6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0">Я чуть поднял глаза и уставился в чешуйчатую морду дракона.</text:p>
      <text:p text:style-name="P60">– Отпусти Эпплджек. Я её держу. – повторил Дискорд. – Мне сбалансироваться надо. Вы не такие уж и лёгкие.</text:p>
      <text:p text:style-name="P6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0">Наконец это ему удалось, и дальнейший подъём на крышу происходил в молчании.</text:p>
      <text:p text:style-name="P6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0"><text:soft-page-break/>Флаттершай оторвала заплаканное лицо от моей ветровки.</text:p>
      <text:p text:style-name="P60">– Да-да, ты прав, Корди. Я готова.</text:p>
      <text:p text:style-name="P60">На длинной шее Дискорда разместились Эпплджек и Флаттершай. Я, для сохранения баланса, разместился позади крыльев.</text:p>
      <text:p text:style-name="P60">Дискорд расправил крылья и начал короткую пробежку к краю.</text:p>
      <text:p text:style-name="P6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0">И мы полетели навстречу закату.</text:p>
      <text:p text:style-name="P6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0">Впереди по курсу увеличивалась громада моей высотки. Дискорд летел прямо на разрыв в ограждении, который я проделал <text:span text:style-name="T5">&lt;</text:span><text:span text:style-name="T16">полгода</text:span><text:span text:style-name="T5">&gt;</text:span> назад своим проходом в Эквестрию.</text:p>
      <text:p text:style-name="P6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0">– Пристегните ремни! – проревел Дискорд, резко ускоряясь. – Будет весело!!!</text:p>
      <text:p text:style-name="P6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0">– ЙУУУУУУУХХХУУУУУ!!! – заорал Дискорд, сложил крылья и врезался в шар.</text:p>
      <text:p text:style-name="P64">&lt;<text:span text:style-name="T1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8"/>
      <text:p text:style-name="P3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text:soft-page-break/>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34"><text:span text:style-name="T1">– </text:span>Анакорн. <text:span text:style-name="T1">– о</text:span>трекомендовался он. <text:span text:style-name="T5">– </text:span><text:span text:style-name="T1">Демиург.</text:span></text:p>
      <text:p text:style-name="P34"><text:span text:style-name="T1">– </text:span>П-привет. Макс. <text:span text:style-name="T1">– в</text:span> смятении представился я.</text:p>
      <text:p text:style-name="P3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4"><text:span text:style-name="T1">Юноша</text:span> закинул ногу за ногу и пытливо смотрел на меня, играя карандашём .</text:p>
      <text:p text:style-name="P34">Я совсем запутался.</text:p>
      <text:p text:style-name="P34"><text:span text:style-name="T1">– </text:span>Какая проблема? Какое решение? Кто ты <text:span text:style-name="T1">вообще</text:span>?</text:p>
      <text:p text:style-name="P34"><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3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6">– Стоп, не торопись. – у меня голова пошла кругом от информации. – Я ничего не понял. Какие-такие проблемы? Какие варианты? Зачем его поддерживать?</text:p>
      <text:p text:style-name="P36">Анакорн недовольно поморщился, но продолжил.</text:p>
      <text:p text:style-name="P3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36"><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6">На голограмме появилась солнечная система Эквуса. Почему-то в центре системы был сам Эквус. Вокруг него вращались солнце и луна.</text:p>
      <text:p text:style-name="P36">Анакорн плюхнулся обратно в кресло и схватился за голову. Потом, немного успокоившись, продолжил.</text:p>
      <text:p text:style-name="P3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36">Анакорн отпил из стакана и продолжил.</text:p>
      <text:p text:style-name="P3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7">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7">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36">Анакорн постучал по столику указкой. Солнечная система увеличилась, оставив в поле зрения только <text:soft-page-break/>шар Эквуса.</text:p>
      <text:p text:style-name="P3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2">старом аналоговом телевизоре.</text:span></text:p>
      <text:p text:style-name="P40">Ко мне наконец-то пришло понимание ситуации.</text:p>
      <text:p text:style-name="P4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6">Анакорн смутился.</text:p>
      <text:p text:style-name="P3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6">(<text:span text:style-name="T14">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6"><text:span text:style-name="T14">– Сам ты раздолбай! – произнёс, наконец, Свирл</text:span>)</text:p>
      <text:p text:style-name="P36">… И создали вы его достаточно топорно — видишь, он трещит по швам.</text:p>
      <text:p text:style-name="P36">– Хмм. То есть, это брони создали Эквус?</text:p>
      <text:p text:style-name="P3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6">Я вспомнил события последнего года <text:span text:style-name="T5">&lt;</text:span>упомянуть в эпизоде на Терре, что МЛП-сериал закрылся год назад<text:span text:style-name="T5">&gt;</text:span></text:p>
      <text:p text:style-name="P3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6">Анакорн с такой силой сжал карандаш, что он хрустнул.</text:p>
      <text:p text:style-name="P3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8"><text:soft-page-break/>–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8">– </text:p>
      <text:p text:style-name="P3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0">– Верни Рэйнбоу!!!</text:p>
      <text:p text:style-name="P40">Обломки карандаша выпали из кулака Анакорна на столик.</text:p>
      <text:p text:style-name="P40">– Э-э-э… м-м-м… ну-у-у... Нельзя сказать, что это совсем невыполнимо… Но, прямо скажу, задачка не для студента!</text:p>
      <text:p text:style-name="P40">– А ты студент?</text:p>
      <text:p text:style-name="P4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0">– Нет. Плата остаётся неизменной. Тут мы квиты. У меня тоже мало шансов помочь тебе — я не имею ни малейшего понятия, как это сделать.</text:p>
      <text:p text:style-name="P40">Ставшие почти прозрачными стены комнаты снова обрели материальность. Анакорн пожал плечами и протянул мне руку через столик.</text:p>
      <text:p text:style-name="P4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0">Я задумался.</text:p>
      <text:p text:style-name="P4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0">Анакорн почесал в затылке.</text:p>
      <text:p text:style-name="P40">– А кьютимарки? Как, <text:span text:style-name="T5">&lt;</text:span><text:span text:style-name="T18">чёрт</text:span><text:span text:style-name="T5">&gt;</text:span> меня побери, объяснить кьютимарки?</text:p>
      <text:p text:style-name="P40">– А кьютимарки ты сам даришь пони, когда распознаёшь их жизненное предназначение.</text:p>
      <text:p text:style-name="P4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0">Я пожал плечами.</text:p>
      <text:p text:style-name="P40">– А по-другому я не могу объяснить их появление. К сожалению.</text:p>
      <text:p text:style-name="P5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51">– Хорошо. Уболтал. Кьютимарки беру на себя. Так и знал, что мне самое трудное достанется!</text:p>
      <text:p text:style-name="P5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51">Анакорн проследил мой взгляд.</text:p>
      <text:p text:style-name="P51">– Нечего так смотреть. Если я стану применять магию вместо ловкости, теряется весь смысл упражнения... О, глянь-ка на Эквус!</text:p>
      <text:p text:style-name="P51">И впрямь, было на что посмотреть. Уровень помех на модели Эквуса значительно снизился и сама она стала светиться ровным голубоватым светом.</text:p>
      <text:p text:style-name="P5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51"/>
      <text:p text:style-name="P53">Да, т<text:span text:style-name="T2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4"/>
      <text:p text:style-name="P54">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53"/>
      <text:p text:style-name="P51"><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52">– <text:span text:style-name="T12">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52">– Не понял? Это как? Как ты совместишь разрушенную магическими войнами Эквестрию с романтически-сексуальным раем для попаданцев?</text:p>
      <text:p text:style-name="P52"><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52">Анакорн долго мусолил карандаш, а потом вдруг заржал.</text:p>
      <text:p text:style-name="P5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52"><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52">Анакорн примирительно похлопал меня по плечу.</text:p>
      <text:p text:style-name="P52"><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52">Я подозрительно посмотрел на Анакорна.</text:p>
      <text:p text:style-name="P52"><text:span text:style-name="T5">– </text:span>Какой ещё, нафиг, «мой фанфик»? Я никакого фанфика не писал. И не собираюсь, вообще-то.</text:p>
      <text:p text:style-name="P52">Анакорн ехидно ухмыльнулся и откинулся в кресле, переплетя пальцы за затылком.</text:p>
      <text:p text:style-name="P52"><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51"><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51"><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51"><text:span text:style-name="T5">– </text:span>Факн щит<text:note text:id="ftn7" text:note-class="footnote"><text:note-citation>7</text:note-citation><text:note-body><text:p text:style-name="P6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51">Анакорн развёл руками.</text:p>
      <text:p text:style-name="P5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text:soft-page-break/>отдуваться.</text:p>
      <text:p text:style-name="P5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5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51">Анакорн, глядя на мои терзания, понимающе кивнул и продолжил.</text:p>
      <text:p text:style-name="P3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6">– Гм! Я бы попросил тебя не касаться моих отношений с Рэйнбоу!</text:p>
      <text:p text:style-name="P3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6">У меня сердце буквально ухнуло куда-то вниз, в область желудка.</text:p>
      <text:p text:style-name="P3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3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6">– Та ладно, не утешай. Я не маленький ребёнок. Долг платежом красен. Сделаю то, что ты хочешь. Как сумею.</text:p>
      <text:p text:style-name="P3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6">Анакорн наблюдал за мной без улыбки. По его нейтральному выражению лица невозможно было догадаться, о чём он думает.</text:p>
      <text:p text:style-name="P36">– Ну вот и отлично. Рад, что мы наконец-то пришли к сделке.</text:p>
      <text:p text:style-name="P4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1">– Пора закругляться. Ты начинаешь сгорать. Надо утрясти последние детали, пока ещё есть пару минут.</text:p>
      <text:p text:style-name="P36">– Валяй. Я тебя внимательно слушаю.</text:p>
      <text:p text:style-name="P3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6">Такова природа низкоэнергетических монад</text:span>.</text:p>
      <text:p text:style-name="P36"><text:soft-page-break/>– А я разве сплю?</text:p>
      <text:p text:style-name="P36">– Сейчас — нет. Но как только мы закроем сделку — проснёшься. Потому что нет иного способа вернуть тебя в реальный мир.</text:p>
      <text:p text:style-name="P36">– Эээ, постой. А как я в Эквестрию и обратно возвращался?</text:p>
      <text:p text:style-name="P3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6">Так вот, возвращать тебя обратно в твой мир я не буду. </text:p>
      <text:p text:style-name="P36">Во-первых, может возникнуть временная <text:span text:style-name="T5">&lt;</text:span><text:span text:style-name="T16">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3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6">– Ты ещё увидишь пару снов на прощание. Удачи!</text:p>
      <text:p text:style-name="P36"/>
      <text:p text:style-name="P37">***</text:p>
      <text:p text:style-name="P36">– Привет, Макс. – образ Селестии снова реял передо мной, как <text:span text:style-name="T5">&lt;</text:span><text:span text:style-name="T16">полгода</text:span><text:span text:style-name="T5">&gt;</text:span> назад. – Я хочу поблагодарить тебя за всё.</text:p>
      <text:p text:style-name="P36">– Пожалста. – ответил я безучастно. – Всегда рад. Только Вам не нужно было ТАК распинаться, чтобы заручиться моей помощью.</text:p>
      <text:p text:style-name="P36">Селестия на мгновение смутилась, но продолжила.</text:p>
      <text:p text:style-name="P36">–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6">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6">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0">Селестия кивнула, соглашаясь, и образ её начал меркнуть.</text:p>
      <text:p text:style-name="P64"><text:soft-page-break/>– <text:span text:style-name="T1">Окей. Будь счастлив и... спасибо тебе за всё, Макс.</text:span></text:p>
      <text:p text:style-name="P60">…</text:p>
      <text:p text:style-name="P6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60"/>
      <text:list xml:id="list1132582454782035333" text:style-name="L8">
        <text:list-header>
          <text:p text:style-name="P83">(<text:span text:style-name="T20">Луна — как повелительница снов, слышала разговор Макса с Анакорном</text:span>)</text:p>
          <text:p text:style-name="P84"/>
        </text:list-header>
      </text:list>
      <text:p text:style-name="P61">***</text:p>
      <text:p text:style-name="P34"><text:span text:style-name="T1">–</text:span> Ты?..</text:p>
      <text:p text:style-name="P34"><text:span text:style-name="T1">–</text:span> Ты??!</text:p>
      <text:p text:style-name="P34"><text:span text:style-name="T1">–</text:span> Ты мне снишься??</text:p>
      <text:p text:style-name="P34"><text:span text:style-name="T1">–</text:span> Это ты мне снишься!!</text:p>
      <text:p text:style-name="P34"><text:span text:style-name="T1">–</text:span> Неважно… Пусть мы друг-другу снимся… Ты как, Дэш?</text:p>
      <text:p text:style-name="P3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4"><text:span text:style-name="T1">–</text:span> И я в порядке. Вот, возвращаюсь в свой мир. Ну, не совсем в свой. Почти в свой.</text:p>
      <text:p text:style-name="P34"><text:span text:style-name="T1">–</text:span> Навсегда?</text:p>
      <text:p text:style-name="P34"><text:span text:style-name="T1">–</text:span> Скорее всего, да.</text:p>
      <text:p text:style-name="P34"><text:span text:style-name="T1">–</text:span> Это плохо. Я хотела тебе сказать…</text:p>
      <text:p text:style-name="P34"><text:span text:style-name="T1">–</text:span> Не надо, Дэш. Не стоит терзать себя. Мне тоже очень хотелось остаться. Но так надо. Мне очень жаль…</text:p>
      <text:p text:style-name="P3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4"><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4"><text:soft-page-break/><text:span text:style-name="T1">–</text:span> И тебя, и Твайлайт, и Рэрити, и Селестию, и всех-всех-всех… Таковы правила.</text:p>
      <text:p text:style-name="P34"><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34">Я опустил руку на шею Дэш и ощутил теплоту и лёгкое покалывание в пустоте.</text:p>
      <text:p text:style-name="P34"><text:span text:style-name="T5">–</text:span> Мне кажется, Дэш, <text:span text:style-name="T1">м</text:span>ы найдём способ связаться. Рано или поздно.</text:p>
      <text:p text:style-name="P34"><text:span text:style-name="T1">–</text:span> И лучше рано, чем поздно! Я не люблю ждать!</text:p>
      <text:p text:style-name="P34"><text:span text:style-name="T1">–</text:span> Да, Дэш. <text:span text:style-name="T1">–</text:span> Её образ начал таять. <text:span text:style-name="T1">–</text:span> Да, я помню. Я всё ещё помню…</text:p>
      <text:p text:style-name="P34"/>
      <text:h text:style-name="Heading_20_2" text:outline-level="2">Земля</text:h>
      <text:p text:style-name="P34"/>
      <text:p text:style-name="P4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42"><text:span text:style-name="T1">Я нашарил ногами тапки и пошёл в ванную. Проходя мимо стола, зацепился взглядом за</text:span> эскиз <text:span text:style-name="T1">рисунка</text:span>.</text:p>
      <text:p text:style-name="P4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4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3">Доставая из стола ключи от машины, опять наткнулся взглядом на эскиз.</text:p>
      <text:p text:style-name="P4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3">Назову-ка я фантазию «Последний фанфик».</text:p>
      <text:p text:style-name="P43"/>
      <text:p text:style-name="P43"/>
      <text:p text:style-name="P43"/>
      <text:p text:style-name="P34"/>
      <text:p text:style-name="P34"/>
      <text:p text:style-name="P34"/>
      <text:p text:style-name="P34"/>
      <text:p text:style-name="P34"/>
      <text:p text:style-name="P34"><text:soft-page-break/></text:p>
      <text:p text:style-name="P34"/>
      <text:p text:style-name="P3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4"/>
      <text:p text:style-name="P3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0-23T19:03:25.146834893</dc:date>
    <meta:editing-duration>P32DT15H18M37S</meta:editing-duration>
    <meta:editing-cycles>673</meta:editing-cycles>
    <meta:generator>LibreOffice/4.4.2.2$Linux_X86_64 LibreOffice_project/40m0$Build-2</meta:generator>
    <meta:document-statistic meta:table-count="0" meta:image-count="0" meta:object-count="0" meta:page-count="101" meta:paragraph-count="2002" meta:word-count="42907" meta:character-count="286048" meta:non-whitespace-character-count="242998"/>
  </office:meta>
</office:document-meta>
</file>